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1" svg:font-family="'Courier New'" style:font-family-generic="modern" style:font-pitch="fixed"/>
    <style:font-face style:name="Courier New" svg:font-family="'Courier New'" style:font-adornments="Standard"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Text_20_body_20_indent">
      <style:paragraph-properties fo:margin-left="0in" fo:margin-right="0in" fo:text-indent="0in" style:auto-text-indent="false"/>
    </style:style>
    <style:style style:name="P2" style:family="paragraph" style:parent-style-name="Text_20_body_20_indent">
      <style:paragraph-properties fo:margin-left="0in" fo:margin-right="0in" fo:text-indent="0in" style:auto-text-indent="false"/>
      <style:text-properties fo:font-size="18pt" fo:font-weight="bold" style:font-size-asian="18pt" style:font-weight-asian="bold" style:font-size-complex="18pt" style:font-weight-complex="bold"/>
    </style:style>
    <style:style style:name="P3" style:family="paragraph" style:parent-style-name="Contents_20_Heading">
      <style:paragraph-properties fo:break-before="page"/>
    </style:style>
    <style:style style:name="P4" style:family="paragraph" style:parent-style-name="Heading_20_1">
      <style:paragraph-properties fo:break-before="page"/>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Contents_20_2">
      <style:paragraph-properties>
        <style:tab-stops>
          <style:tab-stop style:position="6.4957in" style:type="right" style:leader-style="dotted" style:leader-text="."/>
        </style:tab-stops>
      </style:paragraph-properties>
    </style:style>
    <style:style style:name="P7" style:family="paragraph" style:parent-style-name="Contents_20_3">
      <style:paragraph-properties>
        <style:tab-stops>
          <style:tab-stop style:position="6.2992in" style:type="right" style:leader-style="dotted" style:leader-text="."/>
        </style:tab-stops>
      </style:paragraph-properties>
    </style:style>
    <style:style style:name="P8" style:family="paragraph" style:parent-style-name="Sourcecode">
      <style:text-properties fo:font-weight="bold" style:font-weight-asian="bold" style:font-weight-complex="bold"/>
    </style:style>
    <style:style style:name="P9" style:family="paragraph" style:parent-style-name="Sourcecode">
      <style:text-properties fo:font-weight="normal" style:font-weight-asian="normal" style:font-weight-complex="normal"/>
    </style:style>
    <style:style style:name="P10" style:family="paragraph" style:parent-style-name="Preformatted_20_Text">
      <style:paragraph-properties fo:margin-top="0in" fo:margin-bottom="0.1965in"/>
    </style:style>
    <style:style style:name="P11" style:family="paragraph" style:parent-style-name="Text_20_body" style:master-page-name="">
      <style:paragraph-properties fo:line-height="0.1575in" style:page-number="auto">
        <style:tab-stops/>
      </style:paragraph-properties>
      <style:text-properties style:font-name="Courier New1" fo:font-size="10pt" style:font-size-asian="10pt" style:font-size-complex="10pt"/>
    </style:style>
    <style:style style:name="T1" style:family="text">
      <style:text-properties style:font-name="Courier New1" fo:font-size="10pt" style:font-size-asian="10pt" style:font-size-complex="10pt"/>
    </style:style>
    <style:style style:name="T2" style:family="text">
      <style:text-properties style:font-name="Courier New1" fo:font-size="10pt" fo:font-weight="bold" style:font-size-asian="10pt" style:font-weight-asian="bold" style:font-size-complex="10pt" style:font-weight-complex="bold"/>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weight="normal" style:font-weight-asian="normal" style:font-weight-complex="normal"/>
    </style:style>
    <style:style style:name="T7" style:family="text">
      <style:text-properties style:font-name="Times New Roman" fo:font-size="12pt" style:font-size-asian="12pt" style:font-size-complex="12pt"/>
    </style:style>
    <style:style style:name="T8" style:family="text">
      <style:text-properties style:font-name="Courier new" fo:font-size="10pt" style:font-size-asian="10pt" style:font-size-complex="10pt"/>
    </style:style>
    <style:style style:name="Sect1" style:family="section">
      <style:section-properties style:editable="false">
        <style:columns fo:column-count="1" fo:column-gap="0in"/>
      </style:section-properties>
    </style:style>
    <number:date-style style:name="N5038" number:language="en" number:country="US" number:automatic-order="true" number:format-source="language">
      <number:day-of-week number:style="long"/>
      <number:text>, </number:text>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The hamsterdb Tutorial</text:p>
      <text:p text:style-name="P1">A Tutorial Book for hamsterdb.</text:p>
      <text:p text:style-name="P1"/>
      <text:p text:style-name="P1">Copyright © 2007 Christoph Rupp</text:p>
      <text:p text:style-name="P1"/>
      <text:p text:style-name="P1">Created on Friday, March 23, 2007</text:p>
      <text:p text:style-name="P1">Last update: <text:modification-date style:data-style-name="N5038">Sunday, January 27, 2008</text:modification-date></text:p>
      <text:p text:style-name="P1"/>
      <text:p text:style-name="P1">This tutorial is a WORK IN PROGRESS. Do not consider it as a finished document.</text:p>
      <text:p text:style-name="P1"/>
      <text:p text:style-name="P1">Feedback and comments are always welcome. Please send them to <text:a xlink:type="simple" xlink:href="mailto:contact@hamsterdb.com">contact@hamsterdb.com</text:a>.</text:p>
      <text:p text:style-name="P1"/>
      <text:p text:style-name="P1">Permission is granted to copy, distribute and/or modify this document under the terms of the GNU Free Documentation License, Version 1.1 or any later version published by the Free Software Foundation; with Invariant Sections being „The GNU Free Documentation License“, with no Front- Cover Texts, and with no Back-Cover Texts. A copy of the license is included in the section entitled „GNU Free Documentation License“.</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Table of Contents</text:p>
          </text:index-title>
          <text:p text:style-name="P5">Introduction<text:tab/>3</text:p>
          <text:p text:style-name="P6">What is hamsterdb?<text:tab/>3</text:p>
          <text:p text:style-name="P6">Material Covered<text:tab/>3</text:p>
          <text:p text:style-name="P6">Conventions Used in this Tutorial<text:tab/>3</text:p>
          <text:p text:style-name="P6">More Documentation on hamsterdb<text:tab/>3</text:p>
          <text:p text:style-name="P6">Obtaining the Most Recent Versions<text:tab/>3</text:p>
          <text:p text:style-name="P6">hamsterdb Licensing<text:tab/>4</text:p>
          <text:p text:style-name="P5">Getting Started<text:tab/>4</text:p>
          <text:p text:style-name="P6">Building for UNIX/POSIX systems<text:tab/>4</text:p>
          <text:p text:style-name="P6">Building for Microsoft Windows<text:tab/>4</text:p>
          <text:p text:style-name="P6">Porting hamsterdb to Other Platforms<text:tab/>4</text:p>
          <text:p text:style-name="P5">Creating a Database<text:tab/>5</text:p>
          <text:p text:style-name="P6">Creating an In-Memory Database<text:tab/>6</text:p>
          <text:p text:style-name="P6">Creating a Record Number Database<text:tab/>6</text:p>
          <text:p text:style-name="P5">Opening a Database<text:tab/>7</text:p>
          <text:p text:style-name="P5">Changing the Default Key Sorting<text:tab/>7</text:p>
          <text:p text:style-name="P5">Inserting Database Items<text:tab/>8</text:p>
          <text:p text:style-name="P5">Deleting Database Items<text:tab/>9</text:p>
          <text:p text:style-name="P5">Looking up Database Items<text:tab/>9</text:p>
          <text:p text:style-name="P5">Working with Database Cursors<text:tab/>10</text:p>
          <text:p text:style-name="P6">Creating a Database Cursor<text:tab/>10</text:p>
          <text:p text:style-name="P6">Moving Database Cursors<text:tab/>11</text:p>
          <text:p text:style-name="P6">Inserting Database Items with Cursors<text:tab/>12</text:p>
          <text:p text:style-name="P6">Looking up Database Items with Cursors<text:tab/>12</text:p>
          <text:p text:style-name="P6">Overwriting Database Items with Cursors<text:tab/>13</text:p>
          <text:p text:style-name="P6">Deleting Database Items with Cursors<text:tab/>13</text:p>
          <text:p text:style-name="P6">Cloning a Database Cursor<text:tab/>13</text:p>
          <text:p text:style-name="P6">Closing a Database Cursor<text:tab/>13</text:p>
          <text:p text:style-name="P5">Closing a Database<text:tab/>13</text:p>
          <text:p text:style-name="P5">Working with Database Environments<text:tab/>14</text:p>
          <text:p text:style-name="P6">Creating a new Environment<text:tab/>14</text:p>
          <text:p text:style-name="P7">Creating In-Memory Environments<text:tab/>15</text:p>
          <text:p text:style-name="P6">Opening an Environment<text:tab/>15</text:p>
          <text:p text:style-name="P6">Creating a Database in an Environment<text:tab/>16</text:p>
          <text:p text:style-name="P6">Opening a Database in an Environment<text:tab/>16</text:p>
          <text:p text:style-name="P6">Renaming a Database in an Environment<text:tab/>16</text:p>
          <text:p text:style-name="P6">Removing a Database from an Environment<text:tab/>17</text:p>
          <text:p text:style-name="P6">Closing an Environment<text:tab/>17</text:p>
          <text:p text:style-name="P5">Working with Duplicate Keys<text:tab/>17</text:p>
          <text:p text:style-name="P6">Enabling Duplicate Keys<text:tab/>17</text:p>
          <text:p text:style-name="P6">Inserting Duplicate Keys<text:tab/>17</text:p>
          <text:p text:style-name="P6">Traversing Duplicate Keys<text:tab/>18</text:p>
          <text:p text:style-name="P6">Replacing Duplicate Keys<text:tab/>18</text:p>
          <text:p text:style-name="P6">Get the Number of Duplicate Keys<text:tab/>18</text:p>
          <text:p text:style-name="P6">Deleting Duplicate Keys<text:tab/>19</text:p>
          <text:p text:style-name="P5">The C++ API<text:tab/>19</text:p>
          <text:p text:style-name="P5">Appendix I: The GNU General Public License 2.0<text:tab/>20</text:p>
          <text:p text:style-name="P5">Appendix II: The GNU General Public License 3.0<text:tab/>24</text:p>
          <text:p text:style-name="P5">Appendix III: The GNU Free Documentation License<text:tab/>35</text:p>
        </text:index-body>
      </text:table-of-content>
      <text:p text:style-name="P1"/>
      <text:h text:style-name="P4" text:outline-level="1">Introduction</text:h>
      <text:h text:style-name="Heading_20_2" text:outline-level="2">What is hamsterdb?</text:h>
      <text:p text:style-name="P1">hamsterdb is a lightweight embedded database engine. Being "lightweight" describes the strengths and the limitations of hamsterdb. It is very fast, but only supports a few operations. It is embeddable, and therefore does not have external dependencies as an SQL server. It is simply a database engine, but not a database management system (DBMS) and it has no relational functions or other features provided by SQL.</text:p>
      <text:h text:style-name="Heading_20_2" text:outline-level="2">Material Covered</text:h>
      <text:p text:style-name="P1">This document applies to hamsterdb version 1.0.0. The author will update the tutorial whenever the API changes. However, the hamsterdb API is very stable and so this tutorial should also apply to future versions of hamsterdb.</text:p>
      <text:h text:style-name="Heading_20_2" text:outline-level="2">Conventions Used in this Tutorial</text:h>
      <text:p text:style-name="P1">In this text, a variety of conventions are used to explain the material. Certain typographical and display elements are used for this purpose.</text:p>
      <text:p text:style-name="P1">Any C/C++ code that is included directly in the text is displayed as: <text:span text:style-name="T1">int i = 5</text:span>. </text:p>
      <text:p text:style-name="P1">Any operating system commands discussed in the text are displayed as: <text:span text:style-name="T3">make install</text:span>. </text:p>
      <text:p text:style-name="P1">Operating system files that are discussed directly in the text are displayed as: <text:span text:style-name="T3">file.txt</text:span>. </text:p>
      <text:p text:style-name="P1">When a technical term of particular importance is first introduced and discussed, it appears in bold font, as: <text:span text:style-name="T4">an important term</text:span>.</text:p>
      <text:p text:style-name="P1">Although the programming examples and declarations usually are C code, the author sometimes uses the C++ comment operator <text:span text:style-name="T1">//</text:span> as an abbreviation.</text:p>
      <text:p text:style-name="P1">Source code snippets are printed in a non-proportional font:</text:p>
      <text:p text:style-name="Sourcecode">int <text:line-break/>main(int argc, char **argv)<text:line-break/>{<text:line-break/> <text:s text:c="3"/>return printf(“hello world\n“);<text:line-break/>}</text:p>
      <text:p text:style-name="Text_20_body">Please keep these standards in mind while reading this tutorial.</text:p>
      <text:h text:style-name="Heading_20_2" text:outline-level="2">More Documentation on hamsterdb</text:h>
      <text:p text:style-name="P1">This tutorial is just an add-on to the official hamsterdb API documentation. This API documentation is available for reading online or downloading as PDF at <text:a xlink:type="simple" xlink:href="http://www.hamsterdb.com/?page=docn">http://www.hamsterdb.com/?page=doc</text:a>. Unlike this tutorial, it covers the API in full detail. The API documentation was generated with Doxygen, a source code documentation tool. It is based on the header file <text:span text:style-name="T3">hamsterdb.h</text:span>, part of the hamsterdb source.</text:p>
      <text:h text:style-name="Heading_20_2" text:outline-level="2">Obtaining the Most Recent Versions</text:h>
      <text:p text:style-name="P1">This tutorial is always under development. The most recent version of this document, of the hamsterdb library and the hamsterdb API documentation can be found at <text:a xlink:type="simple" xlink:href="http://www.hamsterdb.com/">http://www.hamsterdb.com</text:a>.</text:p>
      <text:h text:style-name="Heading_20_2" text:outline-level="2"><text:soft-page-break/>hamsterdb Licensing</text:h>
      <text:p text:style-name="P1">hamsterdb is an open source library licensed under the GNU General Public License (GPL) 2.0 or 3.0. If you download the hamsterdb source files, the GPL licenses can be found in the file <text:span text:style-name="T3">COPYING.GPL2 </text:span><text:span text:style-name="T5">or</text:span><text:span text:style-name="T3"> COPYING.GPL3</text:span>. The GPL is a viral license. In plain English, it says that you are only allowed to link against GPL libraries if your own sources are also released under the GPL. Please read those license terms carefully. If they are not acceptable to you, please get in touch with the author of hamsterdb to discuss other terms.</text:p>
      <text:h text:style-name="Heading_20_1" text:outline-level="1">Getting Started</text:h>
      <text:p text:style-name="P1">This tutorial demonstrates the use of hamsterdb. It will show how to create or open a Database, insert items, look them up and delete them. It will also demonstrate the use of Database Cursors to enumerate all items and to insert or delete items using Cursors. But before hamsterdb can be used, it has to be configured, compiled and installed. These steps are also described in this chapter.</text:p>
      <text:p text:style-name="P1">hamsterdb is written in ANSI-C and thus can be compiled on nearly every available C compiler. </text:p>
      <text:h text:style-name="Heading_20_2" text:outline-level="2">Building for UNIX/POSIX systems</text:h>
      <text:p text:style-name="P1">hamsterdb uses the GNU autotools for the build process, therefore compiling and installing is as simple as it can get. After downloading the sources, unpack them with the following command:</text:p>
      <text:p text:style-name="P1">$<text:span text:style-name="T3"> tar -zxvf hamsterdb-v.v.v.tar.gz</text:span></text:p>
      <text:p text:style-name="P1">This command creates a subdirectory hamsterdb-v.v.v with all sources. Change to this directory:</text:p>
      <text:p text:style-name="P1">$ <text:span text:style-name="T3">cd hamsterdb-v.v.v</text:span></text:p>
      <text:p text:style-name="P1">Now run <text:span text:style-name="T3">./configure, make</text:span> and <text:span text:style-name="T3">make install</text:span> to build and install the libraries and header files. Please note that you usually need root privileges to install the header files and libraries. Also note that you can change the compiler settings by adding flags to <text:span text:style-name="T3">./configure</text:span>; run .<text:span text:style-name="T3">/configure --help</text:span> for a list of all available options.</text:p>
      <text:p text:style-name="P1">$ <text:span text:style-name="T3">./configure</text:span></text:p>
      <text:p text:style-name="P1">$ <text:span text:style-name="T3">make</text:span></text:p>
      <text:p text:style-name="P1">Now change user to root:</text:p>
      <text:p text:style-name="P1">$ <text:span text:style-name="T3">su</text:span></text:p>
      <text:p text:style-name="P1">$ <text:span text:style-name="T3">make install</text:span></text:p>
      <text:h text:style-name="Heading_20_2" text:outline-level="2">Building for Microsoft Windows</text:h>
      <text:p text:style-name="P1">The hamsterdb package includes Solution files for Microsoft Visual C++ 5.0 (Visual Studio 8). A free Express Edition with limited functionality can be downloaded from Microsoft's website. See <text:a xlink:type="simple" xlink:href="http://msdn.microsoft.com/vstudio/express/visualc/download">http://msdn.microsoft.com/vstudio/express/visualc/download</text:a>.</text:p>
      <text:p text:style-name="P1">Additionally, you can download prebuilt libraries for Win32 from <text:a xlink:type="simple" xlink:href="http://www.hamsterdb.com/?page=download">http://www.hamsterdb.com/?page=download</text:a>.</text:p>
      <text:p text:style-name="P1">To compile hamsterdb, unpack the hamsterdb sources and open the Solution file in Visual Studio 8. It can be found in the subdirectory <text:span text:style-name="T3">win32</text:span>. It contains several projects: some examples, the <text:span text:style-name="T4">dll</text:span> project (to build a dynamic library) and the <text:span text:style-name="T4">lib</text:span> project (to build a static library). Build one (or both) of those projects to create your own hamsterdb library. Note that you will need <text:a xlink:type="simple" xlink:href="http://cppunit.sourceforge.net/">cppunit</text:a> if you want to compile and run the unit tests.</text:p>
      <text:h text:style-name="Heading_20_2" text:outline-level="2"><text:soft-page-break/>Porting hamsterdb to Other Platforms</text:h>
      <text:p text:style-name="P1">Compiling hamsterdb without the provided autoconf or Visual Studio files is easy. There are a few preprocessor macros which are mandatory, and some others which are optional. They are described in the <text:span text:style-name="T3">README</text:span> file of the hamsterdb source distribution.</text:p>
      <text:p text:style-name="P1">If you want to port hamsterdb to another operating system or hardware platform, you will most likely have to make some modifications. All operating system-specific functions are declared in <text:span text:style-name="T3">src/os.h</text:span> and defined in either <text:span text:style-name="T3">src/os_win32.c</text:span> or <text:span text:style-name="T3">src/os_posix.c</text:span>. Please get in touch with the author of hamsterdb to get help with these topics.</text:p>
      <text:h text:style-name="Heading_20_1" text:outline-level="1">Creating a Database</text:h>
      <text:p text:style-name="P1">The API of hamsterdb is simple to use. In this example, we create a new Database and later insert some values, look them up and then delete them again. </text:p>
      <text:p text:style-name="P1">If you want to see a sample code you may find the file <text:span text:style-name="T3">samples/db1.c</text:span> (or <text:span text:style-name="T3">samples/db6.cpp</text:span>, if you prefer C++) of interest.</text:p>
      <text:p text:style-name="P1">Creating a new Database is a two-step process. Firstly, you must allocate a Database handle with <text:span text:style-name="T2">ham_new</text:span>. Secondly, use this handle to create a Database file with <text:span text:style-name="T2">ham_create</text:span>. The functions are declared in <text:span text:style-name="T3">hamsterdb.h</text:span> as follows:</text:p>
      <text:p text:style-name="Sourcecode">ham_status_t<text:line-break/>ham_new(ham_db_t **db);</text:p>
      <text:p text:style-name="Sourcecode">ham_status_t<text:line-break/>ham_create(ham_db_t *db, const char *filename, ham_u32_t flags,<text:line-break/> <text:s text:c="10"/>ham_u32_t mode);</text:p>
      <text:p text:style-name="Sourcecode">ham_status_t<text:line-break/>ham_create_ex(ham_db_t *db, const char *filename, ham_u32_t flags,<text:line-break/> <text:s text:c="13"/>ham_u32_t mode, ham_parameter_t *param);<text:line-break/></text:p>
      <text:p text:style-name="P1"><text:span text:style-name="T1">ham_create</text:span> supports many options, and the extended version <text:span text:style-name="T1">ham_create_ex</text:span> supports even more. However, normally none of them are important, and you usually don't need to specify flags, page sizes, key sizes and cache sizes. If you nevertheless want to know their meanings, refer to the API documentation for <text:span text:style-name="T1">ham_create</text:span> and <text:span text:style-name="T1">ham_create_ex</text:span>. Also, the FAQ (<text:a xlink:type="simple" xlink:href="http://www.hamsterdb.com/?page=faq">http://www.hamsterdb.com/?page=faq</text:a>) answers questions about the page size, key size and cache size.</text:p>
      <text:p text:style-name="P1">The <text:span text:style-name="T1">mode</text:span> specifies the file access rights for the newly created file. On Linux and Unix, they are <text:s/>identical to the parameter you would give to the <text:span text:style-name="T3">chmod</text:span> command to change the access rights. If you do not know what to specify, an (octal) 0664 might be ok for you - this gives read/write-rights to your own user and all users in the same group, and read-only rights to anyone else. </text:p>
      <text:p text:style-name="P1">On Microsoft Windows, the <text:span text:style-name="T1">mode</text:span> parameter is ignored.</text:p>
      <text:p text:style-name="P1"><text:span text:style-name="T1">ham_create_ex</text:span> supports variable length parameter lists. These lists are arrays of type <text:span text:style-name="T1">ham_parameter_t</text:span>, and each parameter has two members: an identifier of this parameter, and the value. Here is the declaration of <text:span text:style-name="T1">ham_parameter_t</text:span> (copied from <text:span text:style-name="T3">include/ham/hamsterdb.h</text:span>):</text:p>
      <text:p text:style-name="Sourcecode">typedef struct<text:line-break/>{<text:line-break/> <text:s text:c="3"/>ham_u32_t name;<text:line-break/> <text:s text:c="3"/>ham_u64_t value;<text:line-break/>} ham_parameter_t;</text:p>
      <text:p text:style-name="Text_20_body">Here is an example on how to use parameter lists (in this case, all allowed parameters for <text:soft-page-break/><text:span text:style-name="T1">ham_create_ex</text:span> are specified):</text:p>
      <text:p text:style-name="Sourcecode">ham_parameter_t parameters[]={<text:line-break/> <text:s/>{ HAM_PARAM_KEYSIZE, 15 },<text:line-break/> <text:s/>{ HAM_PARAM_CACHESIZE, 1024*128 },<text:line-break/> <text:s/>{ HAM_PARAM_PAGESIZE, 1024*4 },<text:line-break/> <text:s/>{ 0, 0 } <text:s/>/* the terminating element! */<text:line-break/>};</text:p>
      <text:p text:style-name="P1">Here's the code to create a hamsterdb handle and to create a Database.</text:p>
      <text:p text:style-name="Sourcecode">#include &lt;stdio.h&gt; <text:s/>// for printf<text:line-break/>#include &lt;stdlib.h&gt; // for exit<text:line-break/>#include &lt;ham/hamsterdb.h&gt;</text:p>
      <text:p text:style-name="Sourcecode">int <text:line-break/>main(int argc, char **argv)<text:line-break/>{<text:line-break/> <text:s text:c="3"/>ham_status_t st;<text:line-break/> <text:s text:c="3"/>ham_db_t *db;</text:p>
      <text:p text:style-name="Sourcecode"><text:s text:c="4"/><text:span text:style-name="T4">if ((st=ham_new(&amp;db))!=HAM_SUCCESS) {<text:line-break/> <text:s text:c="7"/>printf(“ham_new failed: %d (%s)\n“, st, ham_strerror(st));<text:line-break/> <text:s text:c="7"/>exit(-1);<text:line-break/> <text:s text:c="3"/>}</text:span></text:p>
      <text:p text:style-name="P8"><text:s text:c="4"/>if ((st=ham_create(db, “test.db“, 0, 0664))!=HAM_SUCCESS) {<text:line-break/> <text:s text:c="7"/>printf(“ham_create failed: %d (%s)\n“, st, ham_strerror(st));<text:line-break/> <text:s text:c="7"/>exit(-1);<text:line-break/> <text:s text:c="3"/>}</text:p>
      <text:p text:style-name="Sourcecode"><text:s text:c="4"/>// ...</text:p>
      <text:p text:style-name="Sourcecode"><text:s text:c="95"/></text:p>
      <text:p text:style-name="P1">If the call to <text:span text:style-name="T1">ham_new</text:span> was successful, the variable <text:span text:style-name="T1">db</text:span> will hold a valid Database handle. This handle can be used to open or create Databases.</text:p>
      <text:p text:style-name="P1">In the sample code, the <text:span text:style-name="T1">flags</text:span> parameter is 0; no flags are specified. To get a list of all available flags, either see the <text:span text:style-name="T3">hamsterdb.h</text:span> header file or the API documentation at <text:a xlink:type="simple" xlink:href="http://www.hamsterdb.com/?page=doc">http://www.hamsterdb.com/?page=doc</text:a>.</text:p>
      <text:h text:style-name="Heading_20_2" text:outline-level="2">Creating an In-Memory Database</text:h>
      <text:p text:style-name="P1">In-Memory Databases are not written to disk, but stored in the memory (RAM). Since RAM access is a lot faster than disk access, In-Memory Databases offer a big performance boost. On the other hand, the size of RAM is quite limited compared to the size of modern hard drives. And there's another disadvantage - if you close the Database, all the data is lost, because it isn't written to disk.</text:p>
      <text:p text:style-name="P1">Nevertheless, because of the speed advantage, In-Memory Databases are great for temporary, small Databases.</text:p>
      <text:p text:style-name="P1">To create an In-Memory Database, call <text:span text:style-name="T1">ham_create</text:span> with the flag <text:span text:style-name="T2">HAM_IN_MEMORY_DB</text:span>.</text:p>
      <text:p text:style-name="P1">Since In-Memory Databases are not written to disk, the <text:span text:style-name="T1">filename</text:span>-parameter is ignored and can be set to <text:span text:style-name="T1">NULL</text:span>. Also, note that the cache size (which can be specified with <text:span text:style-name="T1">ham_create_ex</text:span>) must be 0, and the flag <text:span text:style-name="T1">HAM_CACHE_STRICT</text:span> is forbidden.</text:p>
      <text:p text:style-name="P1">Here is a small snippet showing how to create an In-Memory Database:</text:p>
      <text:p text:style-name="Sourcecode"><text:soft-page-break/>if ((st=ham_create(db, NULL, <text:span text:style-name="T4">HAM_IN_MEMORY_DB</text:span>, 0))!=HAM_SUCCESS) {<text:line-break/> <text:s text:c="3"/>printf(“ham_create failed: %d (%s)\n“, st, ham_strerror(st));<text:line-break/> <text:s text:c="3"/>exit(-1);<text:line-break/>}</text:p>
      <text:h text:style-name="Heading_20_2" text:outline-level="2">Creating a Record Number Database</text:h>
      <text:p text:style-name="P1">Record Number Databases automatically assign keys in ascending order to newly inserted Database items. This can be compared to the “auto-increment“ column in an SQL database. The first item to be inserted gets the key “1“, the second gets “2“, the third “3“ etc. </text:p>
      <text:p text:style-name="P1">These keys are automatically assigned by hamsterdb. Therefore, when inserting items to a Record Number Database, <text:span text:style-name="T1">ham_insert</text:span> and <text:span text:style-name="T1">ham_cursor_insert </text:span>expect either “empty“ keys (with size 0 and data pointing to NULL), or a user-allocated 8-byte key. The file <text:span text:style-name="T3">samples/db4.c</text:span> demonstrates the use of Record Number Databases.</text:p>
      <text:p text:style-name="P1">To create a Record Number Database, call <text:span text:style-name="T1">ham_create</text:span> with the flag <text:span text:style-name="T2">HAM_RECORD_NUMBER</text:span>.</text:p>
      <text:p text:style-name="P1">Here is a small snippet showing how to create a Record Number Database:</text:p>
      <text:p text:style-name="Sourcecode">if ((st=ham_create(db, NULL, <text:span text:style-name="T4">HAM_RECORD_NUMBER</text:span>, 0))!=HAM_SUCCESS) {<text:line-break/> <text:s text:c="3"/>printf(“ham_create failed: %d (%s)\n“, st, ham_strerror(st));<text:line-break/> <text:s text:c="3"/>exit(-1);<text:line-break/>}</text:p>
      <text:h text:style-name="Heading_20_1" text:outline-level="1">Opening a Database</text:h>
      <text:p text:style-name="Text_20_body">Opening an existing Database is also a two-step process. First, you have to allocate a Database handle, and then you open the Database file. We already know how to allocate the handle (<text:span text:style-name="T1">ham_new</text:span>). To open the Database file, you may use one of two API functions: <text:span text:style-name="T1">ham_open</text:span> or the extended version <text:span text:style-name="T1">ham_open_ex</text:span>.</text:p>
      <text:p text:style-name="Sourcecode">ham_status_t<text:line-break/>ham_open(ham_db_t *db, const char *filename, ham_u32_t flags);</text:p>
      <text:p text:style-name="Sourcecode">ham_status_t<text:line-break/>ham_open_ex(ham_db_t *db, const char *filename, ham_u32_t flags, <text:line-break/> <text:s text:c="11"/>ham_parameter_t *parameter);<text:line-break/></text:p>
      <text:p text:style-name="Text_20_body">Similarly to <text:span text:style-name="T1">ham_create</text:span> and <text:span text:style-name="T1">ham_create_ex</text:span>, you usually do not need to specify the cache size and flags. However, there is one flag which might be useful from time to time: <text:span text:style-name="T2">HAM_READ_ONLY</text:span>. This flag opens the Database for read-only access, and all write modifications (inserting or deleting items) fail with the error <text:span text:style-name="T1">HAM_DB_READ_ONLY</text:span>.</text:p>
      <text:p text:style-name="Text_20_body"><text:span text:style-name="T1">ham_open_ex</text:span> also uses variable length parameter lists. Currently, only the cache size can be specified as a parameter (<text:span text:style-name="T1">HAM_PARAM_CACHESIZE</text:span>). See the section "Creating a Database" on how to use and initialize parameter lists. </text:p>
      <text:h text:style-name="Heading_20_1" text:outline-level="1">Changing the Default Key Sorting</text:h>
      <text:p text:style-name="Text_20_body">When you insert keys and records to the Database, all keys are automatically sorted. The default sort function is based on memcmp and sorts the keys' byte arrays in a descending order, starting with the "smallest" value.</text:p>
      <text:p text:style-name="Text_20_body">If such a sort order is not feasible for your data, you can overwrite the sort function. You have to write a callback function and register this function with <text:span text:style-name="T2">ham_set_compare_func</text:span>. Keep in mind that you have to do this whenever you create and open a Database, since the comparison function is not <text:soft-page-break/>stored in the Database itself. Registering your comparison function has to take place before you create or open the Database, and after you allocate the Database handle with <text:span text:style-name="T1">ham_new</text:span>.</text:p>
      <text:p text:style-name="Sourcecode">typedef int<text:line-break/>(*ham_compare_func_t)(const ham_u8_t *lhs, ham_size_t *lhs_length,<text:line-break/> <text:s text:c="21"/>const ham_u8_t *rhs, ham_size_t *rhs_length);</text:p>
      <text:p text:style-name="Text_20_body">The callback function receives four parameters: the „left-hand side“ and the „right-hand side“ of the compare operation. It returns -1 if the left-hand side is smaller than the right-hand side, it returns 0 if both keys are equal, or +1 if right-hand side is smaller than left-hand side. </text:p>
      <text:p text:style-name="Text_20_body">The following code snippet casts the keys to integer values and compares those integers. Please note that the layout of integers in memory is endian-dependent. If you copy your Database from an Intel PC to an IBM PowerPC system, you will encounter strange behaviour, because the sorting will fail. To be on the safe side, you should always explicitly set the endianness of your data, i.e. by using <text:span text:style-name="T1">ntohs</text:span> or similar functions provided by your environment (you can also use the hamsterdb endian macros defined in <text:span text:style-name="T3">src/endian.h</text:span>.) In this example, the endianness of the data is ignored.</text:p>
      <text:p text:style-name="Sourcecode">#include &lt;stdio.h&gt; <text:s/>// for printf<text:line-break/>#include &lt;stdlib.h&gt; // for exit<text:line-break/>#include &lt;ham/hamsterdb.h&gt;</text:p>
      <text:p text:style-name="P8">static int<text:line-break/>my_int_compare(ham_u8_t *lhs, ham_size_t lhs_size,<text:line-break/> <text:s text:c="14"/>ham_u8_t *rhs, ham_size_t rhs_size)<text:line-break/>{<text:line-break/> <text:s text:c="3"/>int nlhs=*(int *)lhs;<text:line-break/> <text:s text:c="3"/>int nrhs=*(int *)rhs;<text:line-break/> <text:s text:c="3"/>if (nlhs&lt;nrhs) return -1;<text:line-break/> <text:s text:c="3"/>if (nrhs&lt;nlhs) return +1;<text:line-break/> <text:s text:c="3"/>return 0;<text:line-break/>}</text:p>
      <text:p text:style-name="Sourcecode">int <text:line-break/>main(int argc, char **argv)<text:line-break/>{<text:line-break/> <text:s text:c="3"/>ham_status_t st;<text:line-break/> <text:s text:c="3"/>ham_db_t *db;</text:p>
      <text:p text:style-name="Sourcecode"><text:s text:c="4"/>if ((st=ham_new(&amp;db))!=HAM_SUCCESS) {<text:line-break/> <text:s text:c="7"/>printf(“ham_new failed: %d (%s)\n“, st, ham_strerror(st));<text:line-break/> <text:s text:c="7"/>exit(-1);<text:line-break/> <text:s text:c="3"/>}</text:p>
      <text:p text:style-name="P8"><text:s text:c="4"/>if ((st=ham_set_compare_func(db, my_int_compare))!=HAM_SUCCESS) {<text:line-break/> <text:s text:c="7"/>printf(“ham_set_compare_func failed: %d (%s)\n“, st,<text:line-break/> <text:s text:c="14"/>ham_strerror(st));<text:line-break/> <text:s text:c="7"/>exit(-1);<text:line-break/> <text:s text:c="3"/>}</text:p>
      <text:p text:style-name="Sourcecode"><text:s text:c="4"/>if ((st=ham_create(db, “test.db“, 0, 0664))!=HAM_SUCCESS) {<text:line-break/> <text:s text:c="7"/>printf(“ham_create failed: %d (%s)\n“, st, ham_strerror(st));<text:line-break/> <text:s text:c="7"/>exit(-1);<text:line-break/> <text:s text:c="3"/>}</text:p>
      <text:p text:style-name="Sourcecode"><text:s text:c="4"/>// ...</text:p>
      <text:h text:style-name="Heading_20_2" text:outline-level="2"><text:soft-page-break/>The Prefix Comparison Function</text:h>
      <text:p text:style-name="Text_20_body">If the comparison function is overwritten, it might be necessary to also change the prefix comparison function.</text:p>
      <text:p text:style-name="Text_20_body">The prefix comparison function is always called when one (or both) keys are extended keys, but are loaded only partially.</text:p>
      <text:p text:style-name="Text_20_body">Extended keys are keys which do not fit into the B+Tree index, and therefore are allocated from an overflow area. A key is always an extended key, if its key size is greater than the key size in the index – which is 21 by default, but can be overwritten with the parameter <text:span text:style-name="T1">HAM_PARAM_KEYSIZE</text:span> in <text:span text:style-name="T1">ham_create_ex</text:span>.</text:p>
      <text:p text:style-name="Text_20_body">The default prefix comparison function is based on <text:span text:style-name="T1">memcmp</text:span>; To completely remove this function, call <text:span text:style-name="T1">ham_set_prefix_compare_func</text:span> and set the function pointer to <text:span text:style-name="T1">NULL</text:span>:</text:p>
      <text:p text:style-name="Sourcecode">ham_set_prefix_compare_func(db, NULL);</text:p>
      <text:p text:style-name="Text_20_body">You can also overwrite this function to specify your own prefix comparison. For details, see the documentation of <text:span text:style-name="T1">ham_prefix_compare_func</text:span> in <text:span text:style-name="T3">include/ham/types.h</text:span>.</text:p>
      <text:h text:style-name="Heading_20_1" text:outline-level="1">Inserting Database Items</text:h>
      <text:p text:style-name="Text_20_body">Unlike a relational database management system (RDBMS), hamsterdb does not know about the layout of your keys or records. In a RDBMS, the type of a column is specified in the SQL statement which creates the colum. For hamsterdb, a key and a record are just two byte arrays of variable length.</text:p>
      <text:p text:style-name="Text_20_body">To insert such a key/record pair, the caller has to create two structures - one for the key and one for the record, initialize them and then call <text:span text:style-name="T1">ham_insert</text:span>.</text:p>
      <text:p text:style-name="Text_20_body">Please note that the second parameter of <text:span text:style-name="T1">ham_insert</text:span> is a reserved value; you should always set it to <text:span text:style-name="T1">NULL</text:span>.</text:p>
      <text:p text:style-name="Sourcecode">ham_status_t<text:line-break/>ham_insert(ham_db_t *db, void *reserved, ham_key_t *key,<text:line-break/> <text:s text:c="10"/>ham_record_t *record, ham_u32_t flags);<text:line-break/></text:p>
      <text:p text:style-name="Text_20_body">It is important that you initialize the structures with zeroes before setting the key values. The following code initializes a key/record pair with the strings „color“/„green“ and inserts them.</text:p>
      <text:p text:style-name="Sourcecode">memset(&amp;key, 0, sizeof(key));<text:line-break/>memset(&amp;record, 0, sizeof(record));</text:p>
      <text:p text:style-name="Sourcecode">key.data="color";<text:line-break/>key.size=strlen(key.data)+1; /* +1 for the terminating zero-byte */</text:p>
      <text:p text:style-name="Sourcecode">record.data="green";<text:line-break/>record.size=strlen(record.data)+1; /* +1 for the terminating zero-byte */</text:p>
      <text:p text:style-name="P8">if ((st=ham_insert(db, NULL, &amp;key, &amp;record, 0))!=HAM_SUCCESS) {<text:line-break/> <text:s text:c="7"/>printf(“ham_insert failed: %d (%s)\n“, st, ham_strerror(st));<text:line-break/> <text:s text:c="7"/>exit(-1);<text:line-break/>}</text:p>
      <text:p text:style-name="Text_20_body"><text:span text:style-name="T1">ham_insert</text:span> fails and returns error <text:span text:style-name="T1">HAM_DUPLICATE_KEY</text:span> if an item with this key already exists. To overwrite an existing item, use the flag <text:span text:style-name="T1">HAM_OVERWRITE</text:span>.</text:p>
      <text:h text:style-name="Heading_20_1" text:outline-level="1"><text:soft-page-break/>Deleting Database Items</text:h>
      <text:p text:style-name="Text_20_body">The API function <text:span text:style-name="T1">ham_erase</text:span> deletes a Database item. It receives four parameters, of which two (<text:span text:style-name="T1">reserved</text:span> and <text:span text:style-name="T1">flags</text:span>) are currently always set to <text:span text:style-name="T1">NULL</text:span>. The third parameter is the key of the item which will be deleted.</text:p>
      <text:p text:style-name="Sourcecode">ham_status_t<text:line-break/>ham_erase(ham_db_t *db, void *reserved, ham_key_t *key, ham_u32_t flags);</text:p>
      <text:p text:style-name="Text_20_body"><text:line-break/>The following example deletes the item with the key „color“:</text:p>
      <text:p text:style-name="Sourcecode">ham_status_t st;<text:line-break/>ham_key_t key;</text:p>
      <text:p text:style-name="Sourcecode">memset(&amp;key, 0, sizeof(key));<text:line-break/>key.data="color";<text:line-break/>key.size=strlen(key.data)+1; /* +1 to include the terminating zero */</text:p>
      <text:p text:style-name="P8">if ((st=ham_erase(db, NULL, &amp;key, 0))!=HAM_SUCCESS) <text:s/>{<text:line-break/> <text:s text:c="7"/>printf(“ham_erase failed: %d (%s)\n“, st, ham_strerror(st));<text:line-break/> <text:s text:c="7"/>exit(-1);<text:line-break/>}</text:p>
      <text:p text:style-name="Text_20_body">If you followed the tutorial, the item „color“/„green“ is now deleted from the Database. A subsequent <text:span text:style-name="T1">ham_find</text:span> on that value will fail with <text:span text:style-name="T1">HAM_KEY_NOT_FOUND</text:span>.</text:p>
      <text:p text:style-name="Text_20_body">If you try to delete an item which does not exist, hamsterdb will return <text:span text:style-name="T1">HAM_KEY_NOT_FOUND</text:span>.</text:p>
      <text:h text:style-name="Heading_20_1" text:outline-level="1">Looking up Database Items</text:h>
      <text:p text:style-name="Text_20_body">The function for looking up Database items is called <text:span text:style-name="T1">ham_find</text:span>. This function receives five parameters, of which two (<text:span text:style-name="T1">reserved</text:span> and <text:span text:style-name="T1">flags</text:span>) are always set to <text:span text:style-name="T1">NULL</text:span>. The third parameter (<text:span text:style-name="T1">key</text:span>) receives a pointer to a full <text:span text:style-name="T1">ham_key_t</text:span> structure. If the key is found, the record of this key is returned in parameter four (<text:span text:style-name="T1">record</text:span>).</text:p>
      <text:p text:style-name="Sourcecode">ham_status_t<text:line-break/>ham_find(ham_db_t *db, void *reserved, ham_key_t *key,<text:line-break/> <text:s text:c="8"/>ham_record_t *record, ham_u32_t flags);<text:line-break/></text:p>
      <text:p text:style-name="Text_20_body">The following example looks up the key „color“:</text:p>
      <text:p text:style-name="Sourcecode">ham_status_t st;<text:line-break/>ham_key_t key;<text:line-break/>ham_record_t record;</text:p>
      <text:p text:style-name="Sourcecode">memset(&amp;key, 0, sizeof(key));<text:line-break/>memset(&amp;record, 0, sizeof(record));<text:line-break/>key.data="color";<text:line-break/>key.size=strlen(key.data)+1; /* +1 for the terminating zero-byte */</text:p>
      <text:p text:style-name="P8">if ((st=ham_find(db, NULL, &amp;key, &amp;record, 0))!=HAM_SUCCESS) {<text:line-break/> <text:s text:c="3"/>printf(“ham_find failed: %d (%s)\n“, st, ham_strerror(st));<text:line-break/> <text:s text:c="3"/>exit(-1);<text:line-break/>}</text:p>
      <text:p text:style-name="Text_20_body">If you followed the tutorial, <text:span text:style-name="T1">ham_find </text:span><text:span text:style-name="T7">returns error </text:span><text:span text:style-name="T1">HAM_KEY_NOT_FOUND</text:span><text:span text:style-name="T7">, because we deleted the </text:span><text:soft-page-break/><text:span text:style-name="T7">key „color“ in the previous chapter. If you did NOT delete the key,</text:span><text:span text:style-name="T1"> record.data</text:span> will now point to the string „green“ and <text:span text:style-name="T1">record.size</text:span> will be 6.</text:p>
      <text:p text:style-name="Text_20_body">Please bear in mind that <text:span text:style-name="T1">record.data</text:span> is a temporary pointer which is allocated by hamsterdb. Other calls to hamsterdb API functions can overwrite this pointer. If you want to avoid this behaviour, you can allocate the pointer on your own and set the flag <text:span text:style-name="T1">HAM_RECORD_USER_ALLOC</text:span>. In this case, it is the programmer's responsibility to make sure that the allocated memory is actually large enough for the data!</text:p>
      <text:p text:style-name="Sourcecode">memset(&amp;record, 0, sizeof(record));<text:line-break/><text:span text:style-name="T4">record.flags=HAM_RECORD_USER_ALLOC;<text:line-break/>record.data=malloc(6);</text:span></text:p>
      <text:p text:style-name="Sourcecode">if ((st=ham_find(db, NULL, &amp;key, &amp;record, 0))!=HAM_SUCCESS) {<text:line-break/> <text:s text:c="3"/>// ...</text:p>
      <text:h text:style-name="Heading_20_1" text:outline-level="1">Working with Database Cursors</text:h>
      <text:p text:style-name="Text_20_body">A Database Cursor (C++ programmers may prefer the term „iterator“) is a pointer to a Database item. You can use it to traverse the Database and to enumerate all items. You can enumerate items from front to back or vice versa. You can also use a Cursor to look up a key, or to overwrite, delete and insert items.</text:p>
      <text:p text:style-name="Text_20_body">This chapter explains how to create and use Database Cursors.</text:p>
      <text:h text:style-name="Heading_20_2" text:outline-level="2">Creating a Database Cursor</text:h>
      <text:p text:style-name="Text_20_body">Cursors are managed using a <text:span text:style-name="T1">ham_cursor_t</text:span> structure. You allocate such a Cursor structure with the <text:span text:style-name="T1">ham_cursor_create</text:span> method. The first parameter is always the <text:span text:style-name="T1">ham_db_t</text:span> handle of the Database on which this Cursor operates. The second and the third parameters are not yet used; always set them to <text:span text:style-name="T1">NULL</text:span> and<text:span text:style-name="T1"> 0</text:span> respectively. Here is the declaration of the function:</text:p>
      <text:p text:style-name="P9">ham_status_t <text:line-break/>ham_cursor_create(ham_db_t *db, void *reserved, <text:line-break/> <text:s text:c="17"/>ham_u32_t flags, ham_cursor_t **cursor);</text:p>
      <text:p text:style-name="Standard">And here is an example of the usage; it creates a Cursor which can operate on the Database <text:span text:style-name="T1">db</text:span>:<text:tab/></text:p>
      <text:p text:style-name="Sourcecode"><text:span text:style-name="T4">ham_cursor_t *cursor;</text:span><text:line-break/><text:span text:style-name="T6">ham_status_t st;</text:span></text:p>
      <text:p text:style-name="Sourcecode"><text:span text:style-name="T4">if ((st=ham_cursor_create(db, NULL, 0, &amp;cursor))) {</text:span><text:line-break/> <text:s text:c="3"/>// ...</text:p>
      <text:p text:style-name="Standard">After creation, the new Cursor does not point to any item in the Database.<text:tab/></text:p>
      <text:h text:style-name="Heading_20_2" text:outline-level="2">Moving Database Cursors</text:h>
      <text:p text:style-name="Text_20_body">The new Cursor is not yet of much use. Since it does not point to an item, some operations (i.e. deleting the current item) will fail. To use the Cursor, we have to position it on an item.</text:p>
      <text:p text:style-name="Text_20_body">With <text:span text:style-name="T1">ham_cursor_move</text:span>, you can move the Cursor to the first, last, next or previous item in the Database. Here is the declaration of the function:</text:p>
      <text:p text:style-name="P9">ham_status_t <text:line-break/>ham_cursor_move(ham_cursor_t *cursor, ham_key_t *key, <text:line-break/> <text:s text:c="15"/>ham_record_t *record, ham_u32_t flags);</text:p>
      <text:p text:style-name="Standard"><text:soft-page-break/>This function sets the Cursor to the type which is specified in the flags. This can be one of <text:span text:style-name="T1">HAM_CURSOR_FIRST</text:span>, <text:span text:style-name="T1">HAM_CURSOR_LAST</text:span>, <text:span text:style-name="T1">HAM_CURSOR_NEXT</text:span> or <text:span text:style-name="T1">HAM_CURSOR_PREVIOUS</text:span>. If you do not specify any direction, the Cursor will remain at the current position.</text:p>
      <text:p text:style-name="Standard"/>
      <text:p text:style-name="Standard">If a Cursor does not point to a Database item, and you move it to <text:span text:style-name="T1">HAM_CURSOR_NEXT</text:span> (or <text:span text:style-name="T1">HAM_CURSOR_PREVIOUS</text:span>), hamsterdb will automatically move the Cursor to the first (or last) element.</text:p>
      <text:p text:style-name="Standard"/>
      <text:p text:style-name="Standard">The key and record parameters are optional. After moving the Cursor, the key and the record of the new Database item will be retrieved copied to key and/or record, if key and/or record are not <text:span text:style-name="T1">NULL</text:span>. </text:p>
      <text:p text:style-name="Standard"/>
      <text:p text:style-name="Standard">This short example creates a Cursor and traverses the Database from the first to the last element, printing every Database key. (It is assumed that the key is of type <text:span text:style-name="T1">char *</text:span>, and can be printed with <text:span text:style-name="T1">printf(“%s“)</text:span>). Since the record of each item is not used, it is not retrieved.</text:p>
      <text:p text:style-name="Sourcecode"><text:span text:style-name="T6">ham_cursor_t *cursor;</text:span><text:line-break/><text:span text:style-name="T6">ham_status_t st;<text:line-break/>ham_key_t key;</text:span></text:p>
      <text:p text:style-name="Sourcecode"><text:span text:style-name="T6">if ((st=ham_cursor_create(db, NULL, 0, &amp;cursor)))</text:span><text:line-break/> <text:s text:c="3"/>// ...</text:p>
      <text:p text:style-name="P8">while (1) {<text:line-break/> <text:s text:c="3"/>st=ham_cursor_move(cursor, &amp;key, NULL, HAM_CURSOR_NEXT);<text:line-break/> <text:s text:c="3"/>if (st!=HAM_STATUS_OK) {<text:line-break/> <text:s text:c="7"/>if (st==HAM_KEY_NOT_FOUND)<text:line-break/> <text:s text:c="11"/>break; // reached the end of the database<text:line-break/> <text:s text:c="7"/>else<text:line-break/> <text:s text:c="11"/>printf(“database error: %d\n“, st);<text:line-break/> <text:s text:c="7"/>exit(-1);<text:line-break/> <text:s text:c="3"/>}<text:line-break/><text:line-break/> <text:s text:c="3"/>printf(“key: %s\n“, (char *)key.data);<text:line-break/>}</text:p>
      <text:p text:style-name="Standard">Since we are only interested in the keys of the Database items, we do not request the record. Therefore, the third parameter of <text:span text:style-name="T1">ham_cursor_move</text:span> is always <text:span text:style-name="T1">NULL</text:span>.</text:p>
      <text:p text:style-name="Standard"/>
      <text:p text:style-name="Standard"><text:span text:style-name="T1">ham_cursor_move</text:span> will return <text:span text:style-name="T1">HAM_KEY_NOT_FOUND</text:span> if the Cursor points to the last item in the Database and the next item is requested, or if the Cursor points to the first item and the previous item is requested.</text:p>
      <text:h text:style-name="Heading_20_2" text:outline-level="2">Inserting Database Items with Cursors</text:h>
      <text:p text:style-name="Text_20_body"><text:span text:style-name="T1">ham_cursor_insert</text:span> behaves the same as <text:span text:style-name="T1">ham_insert</text:span>. If the item is inserted successfully, the Cursor will point to the new item. Otherwise, the Cursor is not modified. Here is the declaration of <text:span text:style-name="T1">ham_cursor_insert</text:span>:</text:p>
      <text:p text:style-name="P9">ham_status_t <text:line-break/>ham_cursor_insert(ham_cursor_t *cursor, ham_key_t *key, <text:line-break/> <text:s text:c="17"/>ham_record_t *record, ham_u32_t flags);</text:p>
      <text:p text:style-name="Standard">And here is an example of the usage; it returns the key „hello“ and the record „world“:<text:tab/></text:p>
      <text:p text:style-name="Sourcecode"><text:span text:style-name="T4">ham_key_t key;<text:line-break/>ham_record_t record;</text:span><text:line-break/><text:span text:style-name="T6">ham_status_t st;</text:span></text:p>
      <text:p text:style-name="P9"><text:soft-page-break/>memset(&amp;key, 0, sizeof(key));<text:line-break/>key.data=“hello“;<text:line-break/>key.size=5;<text:line-break/><text:line-break/>memset(&amp;record, 0, sizeof(record));<text:line-break/>record.data=“world“;<text:line-break/>record.size=6;</text:p>
      <text:p text:style-name="Sourcecode"><text:span text:style-name="T4">if ((st=ham_cursor_insert(cursor, &amp;key, &amp;record, 0))) {</text:span><text:line-break/> <text:s text:c="3"/>// ...</text:p>
      <text:h text:style-name="Heading_20_2" text:outline-level="2">Looking up Database Items with Cursors</text:h>
      <text:p text:style-name="Text_20_body">You can use Cursors to search for Database records. The function <text:span text:style-name="T1">ham_cursor_find</text:span> tries to search for a key, and positions the Database cursor on the item with this key. If the item is not found, the Cursor is not modified. The <text:span text:style-name="T1">flags</text:span> parameter is unused - set it to <text:span text:style-name="T1">0</text:span>.</text:p>
      <text:p text:style-name="P9">ham_status_t <text:line-break/>ham_cursor_find(ham_cursor_t *cursor, ham_key_t *key, <text:line-break/> <text:s text:c="15"/>ham_u32_t flags);</text:p>
      <text:p text:style-name="Standard">When the Cursor points to a Database item, you can delete the item (with <text:span text:style-name="T1">ham_cursor_erase</text:span>), overwrite the record (with <text:span text:style-name="T1">ham_cursor_overwrite</text:span>), or just fetch the record (with <text:span text:style-name="T1">ham_cursor_move</text:span>). The following code demonstrates how to fetch the record with <text:span text:style-name="T1">ham_cursor_move</text:span>:</text:p>
      <text:p text:style-name="Sourcecode"><text:span text:style-name="T4">ham_key_t key;<text:line-break/>ham_record_t record;</text:span><text:line-break/><text:span text:style-name="T6">ham_status_t st;</text:span></text:p>
      <text:p text:style-name="Sourcecode"><text:span text:style-name="T6">memset(&amp;key, 0, sizeof(key));<text:line-break/>key.data=“hello“;<text:line-break/>key.size=5;<text:line-break/><text:line-break/>memset(&amp;record, 0, sizeof(record));<text:line-break/><text:line-break/></text:span><text:span text:style-name="T4">if ((st=ham_cursor_insert(cursor, &amp;key, &amp;record, 0)))</text:span><text:line-break/> <text:s text:c="3"/>// ...<text:line-break/><text:span text:style-name="T4">if ((st=ham_cursor_move(cursor, 0, &amp;record, 0)))</text:span><text:line-break/> <text:s text:c="3"/>// ...</text:p>
      <text:p text:style-name="Standard">Note that although we call <text:span text:style-name="T1">ham_cursor_move</text:span>, the Cursor is not moved at all because we have not specified a direction flag. Therefore, <text:span text:style-name="T1">ham_cursor_move</text:span> just returns the record of the current item.</text:p>
      <text:h text:style-name="Heading_20_2" text:outline-level="2">Overwriting Database Items with Cursors</text:h>
      <text:p text:style-name="Text_20_body">To overwrite the record of the current item, call <text:span text:style-name="T1">ham_cursor_overwrite</text:span> with a pointer to a <text:span text:style-name="T1">ham_record_t</text:span> structure which contains the new record. The third parameter, <text:span text:style-name="T1">flags</text:span>, is unused; set it to <text:span text:style-name="T1">0</text:span>. </text:p>
      <text:p text:style-name="P9">ham_status_t <text:line-break/>ham_cursor_overwrite(ham_cursor_t *cursor, ham_record_t *record, <text:line-break/> <text:s text:c="15"/>ham_u32_t flags);</text:p>
      <text:p text:style-name="Standard">If you try to overwrite an item while the Cursor does not point to an item, hamsterdb returns <text:span text:style-name="T1">HAM_CURSOR_IS_NIL</text:span>.</text:p>
      <text:h text:style-name="Heading_20_2" text:outline-level="2">Deleting Database Items with Cursors</text:h>
      <text:p text:style-name="Text_20_body">To delete a record using a Cursor, position the Cursor on the record you want to delete, then call <text:s/><text:soft-page-break/><text:span text:style-name="T1">ham_cursor_erase</text:span>. The third parameter, <text:span text:style-name="T1">flags</text:span>, is unused; set it to <text:span text:style-name="T1">0</text:span>. </text:p>
      <text:p text:style-name="P9">ham_status_t <text:line-break/>ham_cursor_erase(ham_cursor_t *cursor, ham_u32_t flags);</text:p>
      <text:p text:style-name="Standard">If you try to delete an item, but the Cursor does not point to an item, hamsterdb returns <text:span text:style-name="T1">HAM_CURSOR_IS_NIL</text:span>.</text:p>
      <text:p text:style-name="Standard"/>
      <text:p text:style-name="Standard">If the delete operation was successful, the Cursor will be uninitialized and not point to any item at all.</text:p>
      <text:h text:style-name="Heading_20_2" text:outline-level="2">Cloning a Database Cursor</text:h>
      <text:p text:style-name="Text_20_body">hamsterdb provides a function for cloning an existing Cursor. <text:span text:style-name="T1">ham_cursor_clone</text:span> creates an exact copy of a cursor which points to the same Database item as the original Cursor.</text:p>
      <text:p text:style-name="P9">ham_status_t <text:line-break/>ham_cursor_clone(ham_cursor_t *src, ham_cursor_t **dest);</text:p>
      <text:h text:style-name="Heading_20_2" text:outline-level="2">Closing a Database Cursor</text:h>
      <text:p text:style-name="Text_20_body">When you finished working with a Database Cursor, you have to close and free it. This will prevent memory leaks. All Cursors must be closed before the Database is closed. </text:p>
      <text:p text:style-name="P9">ham_status_t <text:line-break/>ham_cursor_close(ham_cursor_t *cursor);</text:p>
      <text:h text:style-name="Heading_20_1" text:outline-level="1">Closing a Database</text:h>
      <text:p text:style-name="Text_20_body">Database handles are closed with <text:span text:style-name="T1">ham_close</text:span>. This function implicitly calls <text:span text:style-name="T1">ham_flush</text:span>, writes the modified file to disk and closes the file handle. If you forget to call this function, you will lose your data and the Database may be corrupted!</text:p>
      <text:p text:style-name="Text_20_body">Currently, one flag is supported: <text:span text:style-name="T1">HAM_AUTO_CLEANUP</text:span> automatically closes all open Cursors of this Database. Otherwise you have to call <text:span text:style-name="T1">ham_cursor_close</text:span> on each opened Cursor<text:span text:style-name="T7"> to avoid memory leaks.</text:span></text:p>
      <text:p text:style-name="P9">ham_status_t <text:line-break/>ham_close(ham_db_t *db, ham_u32_t flags);</text:p>
      <text:p text:style-name="Standard">Note that this function does not delete the Database handle, which was allocated with <text:span text:style-name="T1">ham_new</text:span>. The Database handle is still valid, and you can reuse it and open or create other Databases.</text:p>
      <text:p text:style-name="Standard"/>
      <text:p text:style-name="Standard">If you do not want to reuse the Database handle, you have to delete it with <text:span text:style-name="T1">ham_delete</text:span>.</text:p>
      <text:p text:style-name="P9">ham_status_t <text:line-break/>ham_delete(ham_db_t *db);</text:p>
      <text:p text:style-name="Standard">The following snippet closes the Database, and automatically closes all open Cursors. Then it deletes the Database handle, to avoid memory leaks.</text:p>
      <text:p text:style-name="P9"><text:span text:style-name="T4">if ((st=ham_close(db, HAM_AUTO_CLEANUP))) {</text:span><text:line-break/> <text:s text:c="3"/><text:span text:style-name="T4">printf(“ham_close failed: %d (%s)\n“, st, ham_strerror(st));<text:line-break/> <text:s text:c="3"/>exit(-1);<text:line-break/>}</text:span></text:p>
      <text:p text:style-name="P8">ham_delete(db);</text:p>
      <text:h text:style-name="Heading_20_1" text:outline-level="1"><text:soft-page-break/>Working with Database Environments</text:h>
      <text:p text:style-name="Text_20_body">Sometimes, it is practical to have several Databases in one physical file. It makes backing up easier, because only one file has to be copied. Databases that belong together, can be grouped to one physical file, and the file system is not populated with too many files. </text:p>
      <text:p text:style-name="Text_20_body">This functionality is provided by Database Environments. A Database Environment can either be file-based or in-memory based (but not both at the same time). </text:p>
      <text:p text:style-name="Text_20_body">The major difference to file-based Databases is the Database name. So far, each Database had a file name. Now, each file name is no longer a string, but a 16 bit wide identifier. The values 0 and above 0xf000 are reserved.</text:p>
      <text:p text:style-name="Text_20_body">Environment files have the same format as normal Database files. it is therefore possible to use a Database file as an Environment file, and vice versa. When you open an Environment file with the normal Database functions, hamsterdb will automatically load the first Database.</text:p>
      <text:p text:style-name="Text_20_body">The following chapter shows how to create or open Environments, how to create, open, rename or delete Databases from Environment files, and anything else you should learn in order to work with Environments.</text:p>
      <text:p text:style-name="Text_20_body">For a complete sample on how to use Environments, see the file <text:span text:style-name="T3">samples/env1.c </text:span><text:span text:style-name="T5">(and</text:span><text:span text:style-name="T3"> samples/env3.cpp</text:span><text:span text:style-name="T5"> if you prefer C++)</text:span>. This sample creates two Databases - one for customers, one for orders. It fills them, and then prints a list of all customers and their orders.</text:p>
      <text:h text:style-name="Heading_20_2" text:outline-level="2">Creating a new Environment</text:h>
      <text:p text:style-name="Text_20_body">Creating a new Environment is a two-step process, similar to creating a new Database. First, you allocate a new Environment handle (of type <text:span text:style-name="T1">ham_env_t *</text:span>), then you create the Environment. The functions are declared in <text:span text:style-name="T3">include/ham/hamsterdb.h</text:span> as follows:</text:p>
      <text:p text:style-name="Sourcecode">ham_status_t<text:line-break/>ham_new_env(ham_env_t **env);</text:p>
      <text:p text:style-name="Sourcecode">ham_status_t<text:line-break/>ham_env_create(ham_env_t *env, const char *filename, ham_u32_t flags,<text:line-break/> <text:s text:c="10"/>ham_u32_t mode);</text:p>
      <text:p text:style-name="Sourcecode">ham_status_t<text:line-break/>ham_env_create_ex(ham_env_t *env, const char *filename, ham_u32_t flags,<text:line-break/> <text:s text:c="13"/>ham_u32_t mode, ham_parameter_t *param);<text:line-break/></text:p>
      <text:p text:style-name="Text_20_body">Again, <text:span text:style-name="T1">ham_env_create_ex</text:span> expects a variable length parameter list; the parameters <text:span text:style-name="T1">HAM_PARAM_PAGESIZE</text:span> and <text:span text:style-name="T1">HAM_PARAM_CACHESIZE</text:span> are supported. See the section "Creating a Database" for more information about parameter lists and about the mode parameter.</text:p>
      <text:p text:style-name="Text_20_body">All other parameters are similar to their counterparts <text:span text:style-name="T1">ham_create</text:span> and <text:span text:style-name="T1">ham_create_ex</text:span>.</text:p>
      <text:p text:style-name="Text_20_body">Here's the code for creating a hamsterdb Environment:</text:p>
      <text:p text:style-name="Sourcecode">#include &lt;stdio.h&gt; <text:s/>// for printf<text:line-break/>#include &lt;stdlib.h&gt; // for exit<text:line-break/>#include &lt;ham/hamsterdb.h&gt;</text:p>
      <text:p text:style-name="Sourcecode">int <text:line-break/>main(int argc, char **argv)<text:line-break/>{<text:line-break/> <text:s text:c="3"/>ham_status_t st;<text:line-break/> <text:s text:c="3"/>ham_env_t *env;</text:p>
      <text:p text:style-name="Sourcecode"><text:soft-page-break/><text:s text:c="4"/><text:span text:style-name="T4">if ((st=ham_env_new(&amp;env))!=HAM_SUCCESS) {<text:line-break/> <text:s text:c="7"/>printf(“ham_env_new failed: %d (%s)\n“, st, ham_strerror(st));<text:line-break/> <text:s text:c="7"/>exit(-1);<text:line-break/> <text:s text:c="3"/>}</text:span></text:p>
      <text:p text:style-name="P8"><text:s text:c="4"/>if ((st=ham_env_create(env, “test.db“, 0, 0664))!=HAM_SUCCESS) {<text:line-break/> <text:s text:c="7"/>printf(“ham_env_create failed: %d (%s)\n“, st, ham_strerror(st));<text:line-break/> <text:s text:c="7"/>exit(-1);<text:line-break/> <text:s text:c="3"/>}</text:p>
      <text:p text:style-name="Sourcecode"><text:s text:c="4"/>// ...</text:p>
      <text:h text:style-name="Heading_20_3" text:outline-level="3">Creating In-Memory Environments</text:h>
      <text:p text:style-name="Text_20_body">Environments do not have to be file-based, they can also reside in the RAM.</text:p>
      <text:p text:style-name="Text_20_body">While you gain better performance, it is not possible to delete existing Databases from an Environment (with <text:span text:style-name="T1">ham_env_erase_db</text:span>), and you cannot open existing Databases - as soon as you close the Database it is gone and there is no way to restore it.</text:p>
      <text:p text:style-name="Text_20_body">To create an In-Memory Environment, call <text:span text:style-name="T1">ham_env_create</text:span> with the flag <text:span text:style-name="T1">HAM_IN_MEMORY_DB</text:span>. Since In-Memory Databases are not written to disk, the <text:span text:style-name="T1">filename</text:span>-parameter is ignored and can be <text:span text:style-name="T1">NULL</text:span>. Also, note that the cache size (which can be specified with <text:span text:style-name="T1">ham_env_create_ex</text:span>) must be <text:span text:style-name="T1">0</text:span>, and the flag <text:span text:style-name="T1">HAM_CACHE_STRICT</text:span> is forbidden.</text:p>
      <text:p text:style-name="Text_20_body">Here is a code snippet creating an In-Memory Environment:</text:p>
      <text:p text:style-name="P8"><text:s text:c="4"/>if ((st=ham_env_create(env, NULL, HAM_IN_MEMORY_DB,<text:line-break/> <text:s text:c="12"/>0))!=HAM_SUCCESS) {<text:line-break/> <text:s text:c="7"/>printf(“ham_env_create failed: %d (%s)\n“, st, ham_strerror(st));<text:line-break/> <text:s text:c="7"/>exit(-1);<text:line-break/> <text:s text:c="3"/>}</text:p>
      <text:h text:style-name="Heading_20_2" text:outline-level="2">Opening an Environment</text:h>
      <text:p text:style-name="Text_20_body">The procedure of opening an Environment is again quite similar to opening a Database. First, an Environment handle is allocated (<text:span text:style-name="T1">ham_env_new</text:span>), then the file is opened with either <text:span text:style-name="T1">ham_env_open</text:span> or the extended version <text:span text:style-name="T1">ham_env_open_ex</text:span>.</text:p>
      <text:p text:style-name="Sourcecode">ham_status_t<text:line-break/>ham_env_open(ham_env_t *env, const char *filename, ham_u32_t flags);</text:p>
      <text:p text:style-name="Sourcecode">ham_status_t<text:line-break/>ham_env_open_ex(ham_env_t *env, const char *filename, ham_u32_t flags,<text:line-break/> <text:s text:c="13"/>ham_parameter_t *param);</text:p>
      <text:p text:style-name="Text_20_body">Again, <text:span text:style-name="T1">ham_env_open_ex</text:span> expects a variable length parameter list. The only accepted parameter is the cache size (<text:span text:style-name="T1">HAM_PARAM_CACHESIZE</text:span>). See the section "Creating a Database" for more information about parameter lists.</text:p>
      <text:p text:style-name="Text_20_body">You can specify the flag <text:span text:style-name="T1">HAM_READ_ONLY</text:span> to open the file in read-only mode. In this mode it is not possible to create new Databases or to rename existing Databases in this Environment. All write modifications will fail with error <text:span text:style-name="T1">HAM_DB_READ_ONLY</text:span>.</text:p>
      <text:h text:style-name="Heading_20_2" text:outline-level="2">Creating a Database in an Environment</text:h>
      <text:p text:style-name="Text_20_body">To create a new Database in an Environment, you need a valid Database handle (allocated with <text:span text:style-name="T1">ham_new</text:span>). Then call <text:span text:style-name="T1">ham_env_create_db</text:span> with this Database handle.</text:p>
      <text:p text:style-name="Sourcecode"><text:soft-page-break/>ham_status_t<text:line-break/>ham_env_create_db(ham_env_t *env, ham_db_t *db,<text:line-break/> <text:s text:c="7"/>ham_u16_t name, ham_u32_t flags, ham_parameter_t *params);</text:p>
      <text:p text:style-name="Text_20_body">The third parameter of <text:span text:style-name="T1">ham_env_create_db</text:span> is the name of the new Database – a unique identifier in this Environment. The values 0 and everything above (and including) 0xf000 are reserved and forbidden to use. Here is a short example, copied from <text:span text:style-name="T3">samples/env1.c</text:span>.</text:p>
      <text:p text:style-name="P8">#define DBNAME_CUSTOMER <text:s text:c="4"/>1</text:p>
      <text:p text:style-name="Sourcecode">ham_db_t *db;<text:line-break/>ham_status_t st;</text:p>
      <text:p text:style-name="Sourcecode">st=ham_new(&amp;db);<text:line-break/>if (st!=HAM_SUCCESS)<text:line-break/> <text:s text:c="3"/>error("ham_new", st);</text:p>
      <text:p text:style-name="P8">st=ham_env_create_db(env, db, DBNAME_CUSTOMER, 0, 0);<text:line-break/>if (st!=HAM_SUCCESS) {<text:line-break/> <text:s text:c="3"/>printf(“ham_env_create_db failed: %d (%s)\n“, st, ham_strerror(st));<text:line-break/> <text:s text:c="3"/>exit(-1);<text:line-break/>}<text:line-break/></text:p>
      <text:p text:style-name="Text_20_body">You can now use the Database handle as you normally do, i.e. for Cursor <text:s/>operations or inserting/erasing values etc. To close the Database, use <text:span text:style-name="T1">ham_close</text:span>, then delete the Database handle with <text:span text:style-name="T1">ham_delete</text:span>.</text:p>
      <text:h text:style-name="Heading_20_2" text:outline-level="2">Opening a Database in an Environment</text:h>
      <text:p text:style-name="Text_20_body">To open an existing Database in an Environment, you need a valid Database handle (allocated with <text:span text:style-name="T1">ham_new</text:span>). Then call <text:span text:style-name="T1">ham_env_create_db</text:span> with this Database handle.</text:p>
      <text:p text:style-name="Sourcecode">ham_status_t<text:line-break/>ham_env_open_db(ham_env_t *env, ham_db_t *db,<text:line-break/> <text:s text:c="7"/>ham_u16_t name, ham_u32_t flags, ham_parameter_t *params);</text:p>
      <text:p text:style-name="Text_20_body">The third parameter of <text:span text:style-name="T1">ham_env_open_db</text:span> is the name of the new Database. If a Database with this name is not found, error <text:span text:style-name="T1">HAM_DATABASE_NOT_FOUND</text:span> is returned.</text:p>
      <text:p text:style-name="P8">st=ham_env_open_db(env, db, DBNAME_CUSTOMER, 0, 0);<text:line-break/>if (st!=HAM_SUCCESS) {<text:line-break/> <text:s text:c="3"/>printf(“ham_env_open_db failed: %d (%s)\n“, st, ham_strerror(st));<text:line-break/> <text:s text:c="3"/>exit(-1);<text:line-break/>}</text:p>
      <text:p text:style-name="Text_20_body">You can now use the Database handle as you normally do, i.e. for Cursor operations or inserting/erasing values etc. To close the Database, use <text:span text:style-name="T1">ham_close</text:span>, then delete the Database handle with <text:span text:style-name="T1">ham_delete</text:span>.</text:p>
      <text:p text:style-name="Text_20_body">You can not open the same Database several times. If you call <text:span text:style-name="T8">ham_env_open_db</text:span> with a Database name which was already opened, status code <text:span text:style-name="T8">HAM_DATABASE_ALREADY_OPEN</text:span> is returned.</text:p>
      <text:h text:style-name="Heading_20_2" text:outline-level="2">Renaming a Database in an Environment</text:h>
      <text:p text:style-name="Text_20_body">You can rename Databases in an Environment with <text:span text:style-name="T1">ham_env_rename_db</text:span>. This function is declared as follows:</text:p>
      <text:p text:style-name="Sourcecode"><text:soft-page-break/>ham_status_t<text:line-break/>ham_env_rename_db(ham_env_t *env, ham_u16_t oldname,<text:line-break/> <text:s text:c="15"/>ham_u16_t newname, ham_u32_t flags);</text:p>
      <text:p text:style-name="P1">No error occurs if a Database with the original name is already open.</text:p>
      <text:p text:style-name="Text_20_body">The function returns <text:span text:style-name="T1">HAM_DATABASE_NOT_FOUND</text:span> if the Database with the old name is not found, and <text:span text:style-name="T1">HAM_DATABASE_ALREADY_EXISTS</text:span> if a Database with the new name already exists.</text:p>
      <text:h text:style-name="Heading_20_2" text:outline-level="2">Removing a Database from an Environment</text:h>
      <text:p text:style-name="Text_20_body">Unlike calls to <text:span text:style-name="T1">ham_env_rename_db</text:span>, <text:span text:style-name="T1">ham_env_erase_db</text:span> makes sure that the Database, which you want to delete, is not open. If the Database is still open, error <text:span text:style-name="T1">HAM_DATABASE_ALREADY_OPEN</text:span> is returned. Otherwise, the Database is deleted from the Environment. This can be a costly operation, because all the allocated file pages are moved to the freelist, in order to reuse them at a later stage.</text:p>
      <text:p text:style-name="Sourcecode">ham_status_t<text:line-break/>ham_env_erase_db(ham_env_t *env, ham_u16_t name, ham_u32_t flags);</text:p>
      <text:p text:style-name="Standard">It is not possible to call this function on an In-Memory Environment. For In-Memory Environments, it is sufficient to just close the Database with <text:span text:style-name="T1">ham_close</text:span>. This will immediately free all allocated memory blocks.</text:p>
      <text:h text:style-name="Heading_20_2" text:outline-level="2">Closing an Environment</text:h>
      <text:p text:style-name="Text_20_body">To close an Environment, use <text:span text:style-name="T1">ham_env_close</text:span>. To delete the memory allocated by the <text:span text:style-name="T1">ham_env_t</text:span> handle, use <text:span text:style-name="T1">ham_env_delete</text:span>.</text:p>
      <text:p text:style-name="Text_20_body">Currently, one flag is supported: <text:span text:style-name="T1">HAM_AUTO_CLEANUP</text:span> automatically closes all open Databases (and their Cursors) of this Environment. Otherwise you have to call <text:span text:style-name="T1">ham_close</text:span> for each opened Database, to avoid memory leaks.</text:p>
      <text:p text:style-name="Sourcecode">ham_status_t<text:line-break/>ham_env_close(ham_env_t *env, ham_u32_t flags);</text:p>
      <text:p text:style-name="Sourcecode">ham_status_t<text:line-break/>ham_env_delete(ham_env_t *env);</text:p>
      <text:p text:style-name="Text_20_body">The following code will close the Environment handle and all associated Database handles. Afterwards, the Environment handle is deleted to avoid memory leaks:</text:p>
      <text:p text:style-name="P8">st=ham_env_close(env, HAM_AUTO_CLEANUP);<text:line-break/>if (st!=HAM_SUCCESS) {<text:line-break/> <text:s text:c="3"/>printf(“ham_env_close failed: %d (%s)\n“, st, ham_strerror(st));<text:line-break/> <text:s text:c="3"/>exit(-1);<text:line-break/>}</text:p>
      <text:p text:style-name="P8">ham_env_delete(env);</text:p>
      <text:h text:style-name="Heading_20_1" text:outline-level="1">Working with Duplicate Keys</text:h>
      <text:p text:style-name="Text_20_body">Starting with version 0.4.6, hamsterdb supports duplicate keys. A key is a duplicate of another key if both keys are equal. Duplicate keys can be used to model 1:n relationships, where i.e. one customer ID has multiple order IDs. The sample <text:span text:style-name="T3">samples/env2.c</text:span> demonstrates how to use duplicate keys to map orders to customers. </text:p>
      <text:p text:style-name="Text_20_body">The following section gives an overview on the usage of duplicate keys.</text:p>
      <text:h text:style-name="Heading_20_2" text:outline-level="2"><text:soft-page-break/>Enabling Duplicate Keys</text:h>
      <text:p text:style-name="Text_20_body">Duplicate keys have to be enabled when the Database is created with <text:span text:style-name="T1">ham_create</text:span>, <text:span text:style-name="T1">ham_create_ex</text:span> or <text:span text:style-name="T1">ham_env_create_db</text:span>. The flag is called <text:span text:style-name="T1">HAM_ENABLE_DUPLICATES</text:span>. </text:p>
      <text:p text:style-name="P8"><text:s text:c="4"/>if ((st=ham_create(db, “test.db“, HAM_ENABLE_DUPLICATES,<text:line-break/> <text:s text:c="11"/>0664))!=HAM_SUCCESS) {<text:line-break/> <text:s text:c="7"/>printf(“ham_create failed: %d (%s)\n“, st, ham_strerror(st));<text:line-break/> <text:s text:c="7"/>exit(-1);<text:line-break/> <text:s text:c="3"/>}</text:p>
      <text:p text:style-name="Standard">If you forget to create the Database with <text:span text:style-name="T1">HAM_ENABLE_DUPLICATES</text:span>, inserting a duplicate key will return <text:span text:style-name="T1">HAM_INV_PARAMETER</text:span>.</text:p>
      <text:h text:style-name="Heading_20_2" text:outline-level="2">Inserting Duplicate Keys</text:h>
      <text:p text:style-name="Text_20_body">To insert a duplicate key, call <text:span text:style-name="T1">ham_insert</text:span> or <text:span text:style-name="T1">ham_cursor_insert</text:span> with the flag <text:span text:style-name="T1">HAM_DUPLICATE</text:span>. If you do not specify this flag, and the key already exists, the status <text:span text:style-name="T1">HAM_DUPLICATE_KEY</text:span> is returned. If the flag is specified, but the key does not yet exist, it is inserted just as if the flag was not specified.</text:p>
      <text:p text:style-name="Text_20_body">Note that you can modify the order of the inserted records by specifying one of the flags <text:span text:style-name="T1">HAM_DUPLICATE_INSERT_BEFORE</text:span>, <text:span text:style-name="T1">HAM_DUPLICATE_INSERT_AFTER</text:span>, <text:span text:style-name="T1">HAM_DUPLICATE_INSERT_FIRST</text:span> or <text:span text:style-name="T1">HAM_DUPLICATE_INSERT_LAST</text:span> to <text:span text:style-name="T1">ham_cursor_insert</text:span>. The default is <text:span text:style-name="T1">HAM_DUPLICATE_INSERT_LAST</text:span>, which is also the behaviour of <text:span text:style-name="T1">ham_insert</text:span>.</text:p>
      <text:p text:style-name="Text_20_body">The following snippet inserts five duplicate keys. </text:p>
      <text:p text:style-name="Sourcecode">int i;<text:line-break/>ham_key_t key;<text:line-break/>ham_record_t record;<text:line-break/><text:line-break/>memset(&amp;key, 0, sizeof(key));<text:line-break/>memset(&amp;record, 0, sizeof(record));<text:line-break/>key.data="numbers";<text:line-break/>key.size=strlen(key.data)+1; /* +1 for the terminating zero-byte */</text:p>
      <text:p text:style-name="Sourcecode">for (i=0; i&lt;5; i++) {<text:line-break/> <text:s text:c="3"/>record.data=&amp;i;<text:line-break/> <text:s text:c="3"/>record.size=sizeof(i);</text:p>
      <text:p text:style-name="P8"><text:s text:c="4"/>if ((st=ham_insert(db, NULL, &amp;key, &amp;record,<text:line-break/> <text:s text:c="11"/>HAM_DUPLICATE))!=HAM_SUCCESS) {<text:line-break/> <text:s text:c="7"/>printf(“ham_insert failed: %d (%s)\n“, st, ham_strerror(st));<text:line-break/> <text:s text:c="7"/>exit(-1);<text:line-break/> <text:s text:c="3"/>}<text:line-break/><text:span text:style-name="T6">}</text:span></text:p>
      <text:h text:style-name="Heading_20_2" text:outline-level="2">Traversing Duplicate Keys</text:h>
      <text:p text:style-name="Text_20_body">Duplicate keys and their records can only be traversed with a Cursor; <text:span text:style-name="T1">ham_find</text:span> always returns the first duplicate record. </text:p>
      <text:p text:style-name="Text_20_body">The default behaviour of <text:span text:style-name="T1">ham_cursor_move</text:span> is to traverse also all duplicate keys. However, duplicate keys can be omitted by specifying the flag <text:span text:style-name="T1">HAM_SKIP_DUPLICATES</text:span>, and the Cursor can be forced to only step through duplicates with the flag <text:span text:style-name="T1">HAM_ONLY_DUPLICATES</text:span> (in this case, <text:span text:style-name="T1">ham_cursor_move</text:span> returns <text:span text:style-name="T1">HAM_KEY_NOT_FOUND</text:span> if the last duplicate key is reached).</text:p>
      <text:p text:style-name="Text_20_body">The following snippet moves a Cursor to the first duplicate with the key „numbers“, and then <text:soft-page-break/>traverses all duplicates of this key.</text:p>
      <text:p text:style-name="Sourcecode">memset(&amp;key, 0, sizeof(key));<text:line-break/>memset(&amp;record, 0, sizeof(record));<text:line-break/>key.data="numbers";<text:line-break/>key.size=strlen(key.data)+1; /* +1 for the terminating zero-byte */<text:line-break/><text:line-break/>if ((st=ham_cursor_find(cursor, &amp;key, 0))!=HAM_SUCCESS)<text:line-break/> <text:s text:c="3"/>// ...</text:p>
      <text:p text:style-name="P8">do {<text:line-break/> <text:s text:c="3"/>// fetch the current record, without moving<text:line-break/> <text:s text:c="3"/>if ((st=ham_cursor_move(cursor, 0, &amp;record, 0)!=HAM_SUCCESS)<text:line-break/> <text:s text:c="7"/>// ...<text:line-break/> <text:s text:c="3"/>printf(„number: %d\n“, *(int *)record-&gt;data);<text:line-break/><text:line-break/> <text:s text:c="3"/>// move to the next duplicate, but do not fetch key or record<text:line-break/>} while ((st=ham_cursor_move(cursor, 0, 0, <text:line-break/> <text:s text:c="16"/>HAM_CURSOR_NEXT|HAM_ONLY_DUPLICATES)!=HAM_SUCCESS);</text:p>
      <text:h text:style-name="Heading_20_2" text:outline-level="2">Replacing Duplicate Keys</text:h>
      <text:p text:style-name="Text_20_body">The records of a duplicate key can be overwritten with <text:span text:style-name="T1">ham_cursor_overwrite</text:span>. There is no difference between overwriting a record of a duplicate key and a non-duplicate key. If <text:span text:style-name="T1">ham_insert</text:span> is used with the flag <text:span text:style-name="T1">HAM_OVERWRITE</text:span>, the first duplicate record is overwritten.</text:p>
      <text:h text:style-name="Heading_20_2" text:outline-level="2">Get the Number of Duplicate Keys</text:h>
      <text:p text:style-name="Text_20_body">You can always check the number of duplicate keys with <text:span text:style-name="T1">ham_cursor_get_duplicate_count</text:span>. Move a Cursor to the key (either with <text:span text:style-name="T1">ham_cursor_find</text:span> or <text:span text:style-name="T1">ham_cursor_move</text:span>), and call <text:span text:style-name="T1">ham_cursor_get_duplicate_count</text:span>. If a key does not have duplicates, <text:span text:style-name="T1">ham_cursor_count</text:span> will return 1 in its <text:span text:style-name="T1">count</text:span> parameter. Otherwise it returns the number of duplicate keys.</text:p>
      <text:p text:style-name="Sourcecode">ham_status_t<text:line-break/>ham_cursor_get_duplicate_count(ham_cursor_t *cursor,<text:line-break/> <text:s text:c="10"/>ham_size_t *count, <text:line-break/> <text:s text:c="10"/>ham_u32_t flags);<text:line-break/></text:p>
      <text:p text:style-name="Standard">Here is an example which prints the number of duplicate keys of the item identified by „numbers“:</text:p>
      <text:p text:style-name="Sourcecode"><text:span text:style-name="T4">ham_size_t count;</text:span><text:line-break/>memset(&amp;key, 0, sizeof(key));<text:line-break/>key.data="numbers";<text:line-break/>key.size=strlen(key.data)+1; /* +1 for the terminating zero-byte */<text:line-break/><text:line-break/>if ((st=ham_cursor_find(cursor, &amp;key, 0))!=HAM_SUCCESS)<text:line-break/> <text:s text:c="3"/>// ...</text:p>
      <text:p text:style-name="P8">if ((st=ham_cursor_get_duplicate_count(cursor, &amp;count, 0))!=HAM_SUCCESS)<text:line-break/> <text:s text:c="3"/>// ...<text:line-break/>printf(“'numbers' has %d duplicate keys\n“, count);</text:p>
      <text:h text:style-name="Heading_20_2" text:outline-level="2">Deleting Duplicate Keys</text:h>
      <text:p text:style-name="Text_20_body">In this case, <text:span text:style-name="T1">ham_erase</text:span> and <text:span text:style-name="T1">ham_cursor_erase</text:span> behave differently. <text:span text:style-name="T1">ham_erase</text:span> deletes the key and all duplicate records at once. <text:span text:style-name="T1">ham_cursor_erase</text:span> only deletes the duplicate to which it points. </text:p>
      <text:p text:style-name="P9"><text:soft-page-break/>if ((st=ham_cursor_erase(cursor, 0))!=HAM_SUCCESS)<text:line-break/> <text:s text:c="3"/>// ...</text:p>
      <text:h text:style-name="Heading_20_1" text:outline-level="1">The C++ API</text:h>
      <text:p text:style-name="Text_20_body">hamsterdb also provides a C++ wrapper class for C++ developers. To use it, include <text:span text:style-name="T1">&lt;ham/hamsterdb.hpp&gt;</text:span>. All classes are in the namespace <text:span text:style-name="T1">ham</text:span>:</text:p>
      <text:p text:style-name="Sourcecode">#include &lt;ham/hamsterdb.hpp&gt;<text:line-break/>using namespace ham;</text:p>
      <text:p text:style-name="Standard">Each C++ class and method usually wraps one single call to the C API. Therefore, the C++ API is only documented if the behaviour differs from its C counterpart.</text:p>
      <text:p text:style-name="Standard"/>
      <text:p text:style-name="Text_20_body">Currently, there are two samples using the C++ API: <text:span text:style-name="T3">samples/db6.cpp</text:span> and <text:span text:style-name="T3">samples/env3.cpp</text:span>.</text:p>
      <text:h text:style-name="Heading_20_1" text:outline-level="1">Troubleshooting</text:h>
      <text:p text:style-name="Text_20_body">hamsterdb gives you the best troubleshooting available – the source code. If you compile hamsterdb in Debug mode (i.e. with <text:span text:style-name="T1">./configure --enable-debug</text:span>), you can always use a debugger to step into the functions. </text:p>
      <text:p text:style-name="Text_20_body">But there's another way to get information about hamsterdb internals, and this even works in Release mode: the debug messages. They are printed to stderr not only when a hamsterdb function encounters a serious error (i.e. when writing to the file, or when opening a file failed), but also when an API function receives invalid parameters. However, the later messages are not shown in Release mode.</text:p>
      <text:p text:style-name="Text_20_body">But you can overwrite the error handler to catch ALL of the messages and handle them on your own, and then you will also see the low-priority messages. The following Code installs such an error hander:</text:p>
      <text:p text:style-name="P8">void<text:line-break/>my_own_error_handler(int level, const char *message)<text:line-break/>{<text:line-break/> <text:s text:c="3"/>printf(“level %d: %s\n“, level, message);<text:line-break/>}<text:line-break/><text:line-break/>ham_set_errhandler(my_own_error_handler);</text:p>
      <text:p text:style-name="Standard">If you now call a hamsterdb function with an invalid combination of flags or other invalid parameters, you will see a message printed to stdout.</text:p>
      <text:h text:style-name="P4" text:outline-level="1">Appendix I: The GNU General Public License 2.0</text:h>
      <text:p text:style-name="P11"><text:s text:c="19"/>GNU GENERAL PUBLIC LICENSE</text:p>
      <text:p text:style-name="Preformatted_20_Text"><text:s text:c="23"/>Version 2, June 1991</text:p>
      <text:p text:style-name="Preformatted_20_Text"/>
      <text:p text:style-name="Preformatted_20_Text"><text:s/>Copyright (C) 1989, 1991 Free Software Foundation, Inc.,</text:p>
      <text:p text:style-name="Preformatted_20_Text"><text:s/>51 Franklin Street, Fifth Floor, Boston, MA 02110-1301 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text:s text:c="28"/>Preamble</text:p>
      <text:p text:style-name="Preformatted_20_Text"/>
      <text:p text:style-name="Preformatted_20_Text"><text:s text:c="2"/>The licenses for most software are designed to take away your</text:p>
      <text:p text:style-name="Preformatted_20_Text">freedom to share and change it. <text:s/>By contrast, the GNU General Public</text:p>
      <text:p text:style-name="Preformatted_20_Text">License is intended to guarantee your freedom to share and change free</text:p>
      <text:p text:style-name="Preformatted_20_Text">software--to make sure the software is free for all its users. <text:s/>This</text:p>
      <text:p text:style-name="Preformatted_20_Text">General Public License applies to most of the Free Software</text:p>
      <text:p text:style-name="Preformatted_20_Text">Foundation's software and to any other program whose authors commit to</text:p>
      <text:p text:style-name="Preformatted_20_Text">using it. <text:s/>(Some other Free Software Foundation software is covered by</text:p>
      <text:p text:style-name="Preformatted_20_Text">the GNU Lesser General Public License instead.) <text:s/>You can apply it to</text:p>
      <text:p text:style-name="Preformatted_20_Text">your programs, too.</text:p>
      <text:p text:style-name="Preformatted_20_Text"/>
      <text:p text:style-name="Preformatted_20_Text"><text:s text:c="2"/>When we speak of free software, we are referring to freedom, not</text:p>
      <text:p text:style-name="Preformatted_20_Text">price. <text:s/>Our General Public Licenses are designed to make sure that you</text:p>
      <text:p text:style-name="Preformatted_20_Text">have the freedom to distribute copies of free software (and charge for</text:p>
      <text:p text:style-name="Preformatted_20_Text">this service if you wish), that you receive source code or can get it</text:p>
      <text:p text:style-name="Preformatted_20_Text">if you want it, that you can change the software or use pieces of it</text:p>
      <text:p text:style-name="Preformatted_20_Text">in new free programs; and that you know you can do these things.</text:p>
      <text:p text:style-name="Preformatted_20_Text"/>
      <text:p text:style-name="Preformatted_20_Text"><text:s text:c="2"/>To protect your rights, we need to make restrictions that forbid</text:p>
      <text:p text:style-name="Preformatted_20_Text">anyone to deny you these rights or to ask you to surrender the rights.</text:p>
      <text:p text:style-name="Preformatted_20_Text">These restrictions translate to certain responsibilities for you if you</text:p>
      <text:p text:style-name="Preformatted_20_Text">distribute copies of the software, or if you modify it.</text:p>
      <text:p text:style-name="Preformatted_20_Text"/>
      <text:p text:style-name="Preformatted_20_Text"><text:s text:c="2"/>For example, if you distribute copies of such a program, whether</text:p>
      <text:p text:style-name="Preformatted_20_Text">gratis or for a fee, you must give the recipients all the rights that</text:p>
      <text:p text:style-name="Preformatted_20_Text">you have. <text:s/>You must make sure that they, too, receive or can get the</text:p>
      <text:p text:style-name="Preformatted_20_Text">source code. <text:s/>And you must show them these terms so they know their</text:p>
      <text:p text:style-name="Preformatted_20_Text">rights.</text:p>
      <text:p text:style-name="Preformatted_20_Text"/>
      <text:p text:style-name="Preformatted_20_Text"><text:s text:c="2"/>We protect your rights with two steps: (1) copyright the software, and</text:p>
      <text:p text:style-name="Preformatted_20_Text">(2) offer you this license which gives you legal permission to copy,</text:p>
      <text:p text:style-name="Preformatted_20_Text">distribute and/or modify the software.</text:p>
      <text:p text:style-name="Preformatted_20_Text"/>
      <text:p text:style-name="Preformatted_20_Text"><text:s text:c="2"/>Also, for each author's protection and ours, we want to make certain</text:p>
      <text:p text:style-name="Preformatted_20_Text">that everyone understands that there is no warranty for this free</text:p>
      <text:p text:style-name="Preformatted_20_Text">software. <text:s/>If the software is modified by someone else and passed on, we</text:p>
      <text:p text:style-name="Preformatted_20_Text">want its recipients to know that what they have is not the original, so</text:p>
      <text:p text:style-name="Preformatted_20_Text">that any problems introduced by others will not reflect on the original</text:p>
      <text:p text:style-name="Preformatted_20_Text">authors' reputations.</text:p>
      <text:p text:style-name="Preformatted_20_Text"/>
      <text:p text:style-name="Preformatted_20_Text"><text:s text:c="2"/>Finally, any free program is threatened constantly by software</text:p>
      <text:p text:style-name="Preformatted_20_Text">patents. <text:s/>We wish to avoid the danger that redistributors of a free</text:p>
      <text:p text:style-name="Preformatted_20_Text">program will individually obtain patent licenses, in effect making the</text:p>
      <text:p text:style-name="Preformatted_20_Text">program proprietary. <text:s/>To prevent this, we have made it clear that any</text:p>
      <text:p text:style-name="Preformatted_20_Text">patent must be licensed for everyone's free use or not licensed at all.</text:p>
      <text:p text:style-name="Preformatted_20_Text"/>
      <text:p text:style-name="Preformatted_20_Text"><text:s text:c="2"/>The precise terms and conditions for copying, distribution and</text:p>
      <text:p text:style-name="Preformatted_20_Text">modification follow.</text:p>
      <text:p text:style-name="Preformatted_20_Text"/>
      <text:p text:style-name="Preformatted_20_Text"><text:s text:c="20"/>GNU GENERAL PUBLIC LICENSE</text:p>
      <text:p text:style-name="Preformatted_20_Text"><text:s text:c="3"/>TERMS AND CONDITIONS FOR COPYING, DISTRIBUTION AND MODIFICATION</text:p>
      <text:p text:style-name="Preformatted_20_Text"><text:soft-page-break/></text:p>
      <text:p text:style-name="Preformatted_20_Text"><text:s text:c="2"/>0. This License applies to any program or other work which contains</text:p>
      <text:p text:style-name="Preformatted_20_Text">a notice placed by the copyright holder saying it may be distributed</text:p>
      <text:p text:style-name="Preformatted_20_Text">under the terms of this General Public License. <text:s/>The "Program", below,</text:p>
      <text:p text:style-name="Preformatted_20_Text">refers to any such program or work, and a "work based on the Program"</text:p>
      <text:p text:style-name="Preformatted_20_Text">means either the Program or any derivative work under copyright law:</text:p>
      <text:p text:style-name="Preformatted_20_Text">that is to say, a work containing the Program or a portion of it,</text:p>
      <text:p text:style-name="Preformatted_20_Text">either verbatim or with modifications and/or translated into another</text:p>
      <text:p text:style-name="Preformatted_20_Text">language. <text:s/>(Hereinafter, translation is included without limitation in</text:p>
      <text:p text:style-name="Preformatted_20_Text">the term "modification".) <text:s/>Each licensee is addressed as "you".</text:p>
      <text:p text:style-name="Preformatted_20_Text"/>
      <text:p text:style-name="Preformatted_20_Text">Activities other than copying, distribution and modification are not</text:p>
      <text:p text:style-name="Preformatted_20_Text">covered by this License; they are outside its scope. <text:s/>The act of</text:p>
      <text:p text:style-name="Preformatted_20_Text">running the Program is not restricted, and the output from the Program</text:p>
      <text:p text:style-name="Preformatted_20_Text">is covered only if its contents constitute a work based on the</text:p>
      <text:p text:style-name="Preformatted_20_Text">Program (independent of having been made by running the Program).</text:p>
      <text:p text:style-name="Preformatted_20_Text">Whether that is true depends on what the Program does.</text:p>
      <text:p text:style-name="Preformatted_20_Text"/>
      <text:p text:style-name="Preformatted_20_Text"><text:s text:c="2"/>1. You may copy and distribute verbatim copies of the Program's</text:p>
      <text:p text:style-name="Preformatted_20_Text">source code as you receive it, in any medium, provided that you</text:p>
      <text:p text:style-name="Preformatted_20_Text">conspicuously and appropriately publish on each copy an appropriate</text:p>
      <text:p text:style-name="Preformatted_20_Text">copyright notice and disclaimer of warranty; keep intact all the</text:p>
      <text:p text:style-name="Preformatted_20_Text">notices that refer to this License and to the absence of any warranty;</text:p>
      <text:p text:style-name="Preformatted_20_Text">and give any other recipients of the Program a copy of this License</text:p>
      <text:p text:style-name="Preformatted_20_Text">along with the Program.</text:p>
      <text:p text:style-name="Preformatted_20_Text"/>
      <text:p text:style-name="Preformatted_20_Text">You may charge a fee for the physical act of transferring a copy, and</text:p>
      <text:p text:style-name="Preformatted_20_Text">you may at your option offer warranty protection in exchange for a fee.</text:p>
      <text:p text:style-name="Preformatted_20_Text"/>
      <text:p text:style-name="Preformatted_20_Text"><text:s text:c="2"/>2. You may modify your copy or copies of the Program or any portion</text:p>
      <text:p text:style-name="Preformatted_20_Text">of it, thus forming a work based on the Program, and copy and</text:p>
      <text:p text:style-name="Preformatted_20_Text">distribute such modifications or work under the terms of Section 1</text:p>
      <text:p text:style-name="Preformatted_20_Text">above, provided that you also meet all of these conditions:</text:p>
      <text:p text:style-name="Preformatted_20_Text"/>
      <text:p text:style-name="Preformatted_20_Text"><text:s text:c="4"/>a) You must cause the modified files to carry prominent notices</text:p>
      <text:p text:style-name="Preformatted_20_Text"><text:s text:c="4"/>stating that you changed the files and the date of any change.</text:p>
      <text:p text:style-name="Preformatted_20_Text"/>
      <text:p text:style-name="Preformatted_20_Text"><text:s text:c="4"/>b) You must cause any work that you distribute or publish, that in</text:p>
      <text:p text:style-name="Preformatted_20_Text"><text:s text:c="4"/>whole or in part contains or is derived from the Program or any</text:p>
      <text:p text:style-name="Preformatted_20_Text"><text:s text:c="4"/>part thereof, to be licensed as a whole at no charge to all third</text:p>
      <text:p text:style-name="Preformatted_20_Text"><text:s text:c="4"/>parties under the terms of this License.</text:p>
      <text:p text:style-name="Preformatted_20_Text"/>
      <text:p text:style-name="Preformatted_20_Text"><text:s text:c="4"/>c) If the modified program normally reads commands interactively</text:p>
      <text:p text:style-name="Preformatted_20_Text"><text:s text:c="4"/>when run, you must cause it, when started running for such</text:p>
      <text:p text:style-name="Preformatted_20_Text"><text:s text:c="4"/>interactive use in the most ordinary way, to print or display an</text:p>
      <text:p text:style-name="Preformatted_20_Text"><text:s text:c="4"/>announcement including an appropriate copyright notice and a</text:p>
      <text:p text:style-name="Preformatted_20_Text"><text:s text:c="4"/>notice that there is no warranty (or else, saying that you provide</text:p>
      <text:p text:style-name="Preformatted_20_Text"><text:s text:c="4"/>a warranty) and that users may redistribute the program under</text:p>
      <text:p text:style-name="Preformatted_20_Text"><text:s text:c="4"/>these conditions, and telling the user how to view a copy of this</text:p>
      <text:p text:style-name="Preformatted_20_Text"><text:s text:c="4"/>License. <text:s/>(Exception: if the Program itself is interactive but</text:p>
      <text:p text:style-name="Preformatted_20_Text"><text:s text:c="4"/>does not normally print such an announcement, your work based on</text:p>
      <text:p text:style-name="Preformatted_20_Text"><text:s text:c="4"/>the Program is not required to print an announcement.)</text:p>
      <text:p text:style-name="Preformatted_20_Text"/>
      <text:p text:style-name="Preformatted_20_Text">These requirements apply to the modified work as a whole. <text:s/>If</text:p>
      <text:p text:style-name="Preformatted_20_Text">identifiable sections of that work are not derived from the Program,</text:p>
      <text:p text:style-name="Preformatted_20_Text">and can be reasonably considered independent and separate works in</text:p>
      <text:p text:style-name="Preformatted_20_Text">themselves, then this License, and its terms, do not apply to those</text:p>
      <text:p text:style-name="Preformatted_20_Text">sections when you distribute them as separate works. <text:s/>But when you</text:p>
      <text:p text:style-name="Preformatted_20_Text">distribute the same sections as part of a whole which is a work based</text:p>
      <text:p text:style-name="Preformatted_20_Text">on the Program, the distribution of the whole must be on the terms of</text:p>
      <text:p text:style-name="Preformatted_20_Text">this License, whose permissions for other licensees extend to the</text:p>
      <text:p text:style-name="Preformatted_20_Text">entire whole, and thus to each and every part regardless of who wrote it.</text:p>
      <text:p text:style-name="Preformatted_20_Text"/>
      <text:p text:style-name="Preformatted_20_Text">Thus, it is not the intent of this section to claim rights or contest</text:p>
      <text:p text:style-name="Preformatted_20_Text"><text:soft-page-break/>your rights to work written entirely by you; rather, the intent is to</text:p>
      <text:p text:style-name="Preformatted_20_Text">exercise the right to control the distribution of derivative or</text:p>
      <text:p text:style-name="Preformatted_20_Text">collective works based on the Program.</text:p>
      <text:p text:style-name="Preformatted_20_Text"/>
      <text:p text:style-name="Preformatted_20_Text">In addition, mere aggregation of another work not based on the Program</text:p>
      <text:p text:style-name="Preformatted_20_Text">with the Program (or with a work based on the Program) on a volume of</text:p>
      <text:p text:style-name="Preformatted_20_Text">a storage or distribution medium does not bring the other work under</text:p>
      <text:p text:style-name="Preformatted_20_Text">the scope of this License.</text:p>
      <text:p text:style-name="Preformatted_20_Text"/>
      <text:p text:style-name="Preformatted_20_Text"><text:s text:c="2"/>3. You may copy and distribute the Program (or a work based on it,</text:p>
      <text:p text:style-name="Preformatted_20_Text">under Section 2) in object code or executable form under the terms of</text:p>
      <text:p text:style-name="Preformatted_20_Text">Sections 1 and 2 above provided that you also do one of the following:</text:p>
      <text:p text:style-name="Preformatted_20_Text"/>
      <text:p text:style-name="Preformatted_20_Text"><text:s text:c="4"/>a) Accompany it with the complete corresponding machine-readable</text:p>
      <text:p text:style-name="Preformatted_20_Text"><text:s text:c="4"/>source code, which must be distributed under the terms of Sections</text:p>
      <text:p text:style-name="Preformatted_20_Text"><text:s text:c="4"/>1 and 2 above on a medium customarily used for software interchange; or,</text:p>
      <text:p text:style-name="Preformatted_20_Text"/>
      <text:p text:style-name="Preformatted_20_Text"><text:s text:c="4"/>b) Accompany it with a written offer, valid for at least three</text:p>
      <text:p text:style-name="Preformatted_20_Text"><text:s text:c="4"/>years, to give any third party, for a charge no more than your</text:p>
      <text:p text:style-name="Preformatted_20_Text"><text:s text:c="4"/>cost of physically performing source distribution, a complete</text:p>
      <text:p text:style-name="Preformatted_20_Text"><text:s text:c="4"/>machine-readable copy of the corresponding source code, to be</text:p>
      <text:p text:style-name="Preformatted_20_Text"><text:s text:c="4"/>distributed under the terms of Sections 1 and 2 above on a medium</text:p>
      <text:p text:style-name="Preformatted_20_Text"><text:s text:c="4"/>customarily used for software interchange; or,</text:p>
      <text:p text:style-name="Preformatted_20_Text"/>
      <text:p text:style-name="Preformatted_20_Text"><text:s text:c="4"/>c) Accompany it with the information you received as to the offer</text:p>
      <text:p text:style-name="Preformatted_20_Text"><text:s text:c="4"/>to distribute corresponding source code. <text:s/>(This alternative is</text:p>
      <text:p text:style-name="Preformatted_20_Text"><text:s text:c="4"/>allowed only for noncommercial distribution and only if you</text:p>
      <text:p text:style-name="Preformatted_20_Text"><text:s text:c="4"/>received the program in object code or executable form with such</text:p>
      <text:p text:style-name="Preformatted_20_Text"><text:s text:c="4"/>an offer, in accord with Subsection b above.)</text:p>
      <text:p text:style-name="Preformatted_20_Text"/>
      <text:p text:style-name="Preformatted_20_Text">The source code for a work means the preferred form of the work for</text:p>
      <text:p text:style-name="Preformatted_20_Text">making modifications to it. <text:s/>For an executable work, complete source</text:p>
      <text:p text:style-name="Preformatted_20_Text">code means all the source code for all modules it contains, plus any</text:p>
      <text:p text:style-name="Preformatted_20_Text">associated interface definition files, plus the scripts used to</text:p>
      <text:p text:style-name="Preformatted_20_Text">control compilation and installation of the executable. <text:s/>However, as a</text:p>
      <text:p text:style-name="Preformatted_20_Text">special exception, the source code distributed need not include</text:p>
      <text:p text:style-name="Preformatted_20_Text">anything that is normally distributed (in either source or binary</text:p>
      <text:p text:style-name="Preformatted_20_Text">form) with the major components (compiler, kernel, and so on) of the</text:p>
      <text:p text:style-name="Preformatted_20_Text">operating system on which the executable runs, unless that component</text:p>
      <text:p text:style-name="Preformatted_20_Text">itself accompanies the executable.</text:p>
      <text:p text:style-name="Preformatted_20_Text"/>
      <text:p text:style-name="Preformatted_20_Text">If distribution of executable or object code is made by offering</text:p>
      <text:p text:style-name="Preformatted_20_Text">access to copy from a designated place, then offering equivalent</text:p>
      <text:p text:style-name="Preformatted_20_Text">access to copy the source code from the same place counts as</text:p>
      <text:p text:style-name="Preformatted_20_Text">distribution of the source code, even though third parties are not</text:p>
      <text:p text:style-name="Preformatted_20_Text">compelled to copy the source along with the object code.</text:p>
      <text:p text:style-name="Preformatted_20_Text"/>
      <text:p text:style-name="Preformatted_20_Text"><text:s text:c="2"/>4. You may not copy, modify, sublicense, or distribute the Program</text:p>
      <text:p text:style-name="Preformatted_20_Text">except as expressly provided under this License. <text:s/>Any attempt</text:p>
      <text:p text:style-name="Preformatted_20_Text">otherwise to copy, modify, sublicense or distribute the Program is</text:p>
      <text:p text:style-name="Preformatted_20_Text">void, and will automatically terminate your rights under this License.</text:p>
      <text:p text:style-name="Preformatted_20_Text">However, parties who have received copies, or rights, from you under</text:p>
      <text:p text:style-name="Preformatted_20_Text">this License will not have their licenses terminated so long as such</text:p>
      <text:p text:style-name="Preformatted_20_Text">parties remain in full compliance.</text:p>
      <text:p text:style-name="Preformatted_20_Text"/>
      <text:p text:style-name="Preformatted_20_Text"><text:s text:c="2"/>5. You are not required to accept this License, since you have not</text:p>
      <text:p text:style-name="Preformatted_20_Text">signed it. <text:s/>However, nothing else grants you permission to modify or</text:p>
      <text:p text:style-name="Preformatted_20_Text">distribute the Program or its derivative works. <text:s/>These actions are</text:p>
      <text:p text:style-name="Preformatted_20_Text">prohibited by law if you do not accept this License. <text:s/>Therefore, by</text:p>
      <text:p text:style-name="Preformatted_20_Text">modifying or distributing the Program (or any work based on the</text:p>
      <text:p text:style-name="Preformatted_20_Text">Program), you indicate your acceptance of this License to do so, and</text:p>
      <text:p text:style-name="Preformatted_20_Text">all its terms and conditions for copying, distributing or modifying</text:p>
      <text:p text:style-name="Preformatted_20_Text">the Program or works based on it.</text:p>
      <text:p text:style-name="Preformatted_20_Text"/>
      <text:p text:style-name="Preformatted_20_Text"><text:soft-page-break/><text:s text:c="2"/>6. Each time you redistribute the Program (or any work based on the</text:p>
      <text:p text:style-name="Preformatted_20_Text">Program), the recipient automatically receives a license from the</text:p>
      <text:p text:style-name="Preformatted_20_Text">original licensor to copy, distribute or modify the Program subject to</text:p>
      <text:p text:style-name="Preformatted_20_Text">these terms and conditions. <text:s/>You may not impose any further</text:p>
      <text:p text:style-name="Preformatted_20_Text">restrictions on the recipients' exercise of the rights granted herein.</text:p>
      <text:p text:style-name="Preformatted_20_Text">You are not responsible for enforcing compliance by third parties to</text:p>
      <text:p text:style-name="Preformatted_20_Text">this License.</text:p>
      <text:p text:style-name="Preformatted_20_Text"/>
      <text:p text:style-name="Preformatted_20_Text"><text:s text:c="2"/>7. If, as a consequence of a court judgment or allegation of patent</text:p>
      <text:p text:style-name="Preformatted_20_Text">infringement or for any other reason (not limited to patent issues),</text:p>
      <text:p text:style-name="Preformatted_20_Text">conditions are imposed on you (whether by court order, agreement or</text:p>
      <text:p text:style-name="Preformatted_20_Text">otherwise) that contradict the conditions of this License, they do not</text:p>
      <text:p text:style-name="Preformatted_20_Text">excuse you from the conditions of this License. <text:s/>If you cannot</text:p>
      <text:p text:style-name="Preformatted_20_Text">distribute so as to satisfy simultaneously your obligations under this</text:p>
      <text:p text:style-name="Preformatted_20_Text">License and any other pertinent obligations, then as a consequence you</text:p>
      <text:p text:style-name="Preformatted_20_Text">may not distribute the Program at all. <text:s/>For example, if a patent</text:p>
      <text:p text:style-name="Preformatted_20_Text">license would not permit royalty-free redistribution of the Program by</text:p>
      <text:p text:style-name="Preformatted_20_Text">all those who receive copies directly or indirectly through you, then</text:p>
      <text:p text:style-name="Preformatted_20_Text">the only way you could satisfy both it and this License would be to</text:p>
      <text:p text:style-name="Preformatted_20_Text">refrain entirely from distribution of the Program.</text:p>
      <text:p text:style-name="Preformatted_20_Text"/>
      <text:p text:style-name="Preformatted_20_Text">If any portion of this section is held invalid or unenforceable under</text:p>
      <text:p text:style-name="Preformatted_20_Text">any particular circumstance, the balance of the section is intended to</text:p>
      <text:p text:style-name="Preformatted_20_Text">apply and the section as a whole is intended to apply in other</text:p>
      <text:p text:style-name="Preformatted_20_Text">circumstances.</text:p>
      <text:p text:style-name="Preformatted_20_Text"/>
      <text:p text:style-name="Preformatted_20_Text">It is not the purpose of this section to induce you to infringe any</text:p>
      <text:p text:style-name="Preformatted_20_Text">patents or other property right claims or to contest validity of any</text:p>
      <text:p text:style-name="Preformatted_20_Text">such claims; this section has the sole purpose of protecting the</text:p>
      <text:p text:style-name="Preformatted_20_Text">integrity of the free software distribution system, which is</text:p>
      <text:p text:style-name="Preformatted_20_Text">implemented by public license practices. <text:s/>Many people have made</text:p>
      <text:p text:style-name="Preformatted_20_Text">generous contributions to the wide range of software distributed</text:p>
      <text:p text:style-name="Preformatted_20_Text">through that system in reliance on consistent application of that</text:p>
      <text:p text:style-name="Preformatted_20_Text">system; it is up to the author/donor to decide if he or she is willing</text:p>
      <text:p text:style-name="Preformatted_20_Text">to distribute software through any other system and a licensee cannot</text:p>
      <text:p text:style-name="Preformatted_20_Text">impose that choice.</text:p>
      <text:p text:style-name="Preformatted_20_Text"/>
      <text:p text:style-name="Preformatted_20_Text">This section is intended to make thoroughly clear what is believed to</text:p>
      <text:p text:style-name="Preformatted_20_Text">be a consequence of the rest of this License.</text:p>
      <text:p text:style-name="Preformatted_20_Text"/>
      <text:p text:style-name="Preformatted_20_Text"><text:s text:c="2"/>8. If the distribution and/or use of the Program is restricted in</text:p>
      <text:p text:style-name="Preformatted_20_Text">certain countries either by patents or by copyrighted interfaces, the</text:p>
      <text:p text:style-name="Preformatted_20_Text">original copyright holder who places the Program under this License</text:p>
      <text:p text:style-name="Preformatted_20_Text">may add an explicit geographical distribution limitation excluding</text:p>
      <text:p text:style-name="Preformatted_20_Text">those countries, so that distribution is permitted only in or among</text:p>
      <text:p text:style-name="Preformatted_20_Text">countries not thus excluded. <text:s/>In such case, this License incorporates</text:p>
      <text:p text:style-name="Preformatted_20_Text">the limitation as if written in the body of this License.</text:p>
      <text:p text:style-name="Preformatted_20_Text"/>
      <text:p text:style-name="Preformatted_20_Text"><text:s text:c="2"/>9. The Free Software Foundation may publish revised and/or new versions</text:p>
      <text:p text:style-name="Preformatted_20_Text">of the General Public License from time to time. <text:s/>Such new versions will</text:p>
      <text:p text:style-name="Preformatted_20_Text">be similar in spirit to the present version, but may differ in detail to</text:p>
      <text:p text:style-name="Preformatted_20_Text">address new problems or concerns.</text:p>
      <text:p text:style-name="Preformatted_20_Text"/>
      <text:p text:style-name="Preformatted_20_Text">Each version is given a distinguishing version number. <text:s/>If the Program</text:p>
      <text:p text:style-name="Preformatted_20_Text">specifies a version number of this License which applies to it and "any</text:p>
      <text:p text:style-name="Preformatted_20_Text">later version", you have the option of following the terms and conditions</text:p>
      <text:p text:style-name="Preformatted_20_Text">either of that version or of any later version published by the Free</text:p>
      <text:p text:style-name="Preformatted_20_Text">Software Foundation. <text:s/>If the Program does not specify a version number of</text:p>
      <text:p text:style-name="Preformatted_20_Text">this License, you may choose any version ever published by the Free Software</text:p>
      <text:p text:style-name="Preformatted_20_Text">Foundation.</text:p>
      <text:p text:style-name="Preformatted_20_Text"/>
      <text:p text:style-name="Preformatted_20_Text"><text:s text:c="2"/>10. If you wish to incorporate parts of the Program into other free</text:p>
      <text:p text:style-name="Preformatted_20_Text">programs whose distribution conditions are different, write to the author</text:p>
      <text:p text:style-name="Preformatted_20_Text">to ask for permission. <text:s/>For software which is copyrighted by the Free</text:p>
      <text:p text:style-name="Preformatted_20_Text"><text:soft-page-break/>Software Foundation, write to the Free Software Foundation; we sometimes</text:p>
      <text:p text:style-name="Preformatted_20_Text">make exceptions for this. <text:s/>Our decision will be guided by the two goals</text:p>
      <text:p text:style-name="Preformatted_20_Text">of preserving the free status of all derivatives of our free software and</text:p>
      <text:p text:style-name="Preformatted_20_Text">of promoting the sharing and reuse of software generally.</text:p>
      <text:p text:style-name="Preformatted_20_Text"/>
      <text:p text:style-name="Preformatted_20_Text"><text:s text:c="28"/>NO WARRANTY</text:p>
      <text:p text:style-name="Preformatted_20_Text"/>
      <text:p text:style-name="Preformatted_20_Text"><text:s text:c="2"/>11. BECAUSE THE PROGRAM IS LICENSED FREE OF CHARGE, THERE IS NO WARRANTY</text:p>
      <text:p text:style-name="Preformatted_20_Text">FOR THE PROGRAM, TO THE EXTENT PERMITTED BY APPLICABLE LAW. <text:s/>EXCEPT WHEN</text:p>
      <text:p text:style-name="Preformatted_20_Text">OTHERWISE STATED IN WRITING THE COPYRIGHT HOLDERS AND/OR OTHER PARTIES</text:p>
      <text:p text:style-name="Preformatted_20_Text">PROVIDE THE PROGRAM "AS IS" WITHOUT WARRANTY OF ANY KIND, EITHER EXPRESSED</text:p>
      <text:p text:style-name="Preformatted_20_Text">OR IMPLIED, INCLUDING, BUT NOT LIMITED TO, THE IMPLIED WARRANTIES OF</text:p>
      <text:p text:style-name="Preformatted_20_Text">MERCHANTABILITY AND FITNESS FOR A PARTICULAR PURPOSE. <text:s/>THE ENTIRE RISK AS</text:p>
      <text:p text:style-name="Preformatted_20_Text">TO THE QUALITY AND PERFORMANCE OF THE PROGRAM IS WITH YOU. <text:s/>SHOULD THE</text:p>
      <text:p text:style-name="Preformatted_20_Text">PROGRAM PROVE DEFECTIVE, YOU ASSUME THE COST OF ALL NECESSARY SERVICING,</text:p>
      <text:p text:style-name="Preformatted_20_Text">REPAIR OR CORRECTION.</text:p>
      <text:p text:style-name="Preformatted_20_Text"/>
      <text:p text:style-name="Preformatted_20_Text"><text:s text:c="2"/>12. IN NO EVENT UNLESS REQUIRED BY APPLICABLE LAW OR AGREED TO IN WRITING</text:p>
      <text:p text:style-name="Preformatted_20_Text">WILL ANY COPYRIGHT HOLDER, OR ANY OTHER PARTY WHO MAY MODIFY AND/OR</text:p>
      <text:p text:style-name="Preformatted_20_Text">REDISTRIBUTE THE PROGRAM AS PERMITTED ABOVE, BE LIABLE TO YOU FOR DAMAGES,</text:p>
      <text:p text:style-name="Preformatted_20_Text">INCLUDING ANY GENERAL, SPECIAL, INCIDENTAL OR CONSEQUENTIAL DAMAGES ARISING</text:p>
      <text:p text:style-name="Preformatted_20_Text">OUT OF THE USE OR INABILITY TO USE THE PROGRAM (INCLUDING BUT NOT LIMITED</text:p>
      <text:p text:style-name="Preformatted_20_Text">TO LOSS OF DATA OR DATA BEING RENDERED INACCURATE OR LOSSES SUSTAINED BY</text:p>
      <text:p text:style-name="Preformatted_20_Text">YOU OR THIRD PARTIES OR A FAILURE OF THE PROGRAM TO OPERATE WITH ANY OTHER</text:p>
      <text:p text:style-name="Preformatted_20_Text">PROGRAMS), EVEN IF SUCH HOLDER OR OTHER PARTY HAS BEEN ADVISED OF THE</text:p>
      <text:p text:style-name="Preformatted_20_Text">POSSIBILITY OF SUCH DAMAGES.</text:p>
      <text:p text:style-name="Preformatted_20_Text"/>
      <text:p text:style-name="P10"><text:s text:c="21"/>END OF TERMS AND CONDITIONS</text:p>
      <text:h text:style-name="Heading_20_1" text:outline-level="1">Appendix II: The GNU General Public License 3.0</text:h>
      <text:p text:style-name="Preformatted_20_Text"><text:s text:c="20"/>GNU GENERAL PUBLIC LICENSE</text:p>
      <text:p text:style-name="Preformatted_20_Text"><text:s text:c="23"/>Version 3, 29 June 2007</text:p>
      <text:p text:style-name="Preformatted_20_Text"/>
      <text:p text:style-name="Preformatted_20_Text"><text:s/>Copyright (C) 2007 Free Software Foundation, Inc. &lt;http://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text:s text:c="28"/>Preamble</text:p>
      <text:p text:style-name="Preformatted_20_Text"/>
      <text:p text:style-name="Preformatted_20_Text"><text:s text:c="2"/>The GNU General Public License is a free, copyleft license for</text:p>
      <text:p text:style-name="Preformatted_20_Text">software and other kinds of works.</text:p>
      <text:p text:style-name="Preformatted_20_Text"/>
      <text:p text:style-name="Preformatted_20_Text"><text:s text:c="2"/>The licenses for most software and other practical works are designed</text:p>
      <text:p text:style-name="Preformatted_20_Text">to take away your freedom to share and change the works. <text:s/>By contrast,</text:p>
      <text:p text:style-name="Preformatted_20_Text">the GNU General Public License is intended to guarantee your freedom to</text:p>
      <text:p text:style-name="Preformatted_20_Text">share and change all versions of a program--to make sure it remains free</text:p>
      <text:p text:style-name="Preformatted_20_Text">software for all its users. <text:s/>We, the Free Software Foundation, use the</text:p>
      <text:p text:style-name="Preformatted_20_Text">GNU General Public License for most of our software; it applies also to</text:p>
      <text:p text:style-name="Preformatted_20_Text">any other work released this way by its authors. <text:s/>You can apply it to</text:p>
      <text:p text:style-name="Preformatted_20_Text">your programs, too.</text:p>
      <text:p text:style-name="Preformatted_20_Text"/>
      <text:p text:style-name="Preformatted_20_Text"><text:s text:c="2"/>When we speak of free software, we are referring to freedom, not</text:p>
      <text:p text:style-name="Preformatted_20_Text">price. <text:s/>Our General Public Licenses are designed to make sure that you</text:p>
      <text:p text:style-name="Preformatted_20_Text">have the freedom to distribute copies of free software (and charge for</text:p>
      <text:p text:style-name="Preformatted_20_Text">them if you wish), that you receive source code or can get it if you</text:p>
      <text:p text:style-name="Preformatted_20_Text">want it, that you can change the software or use pieces of it in new</text:p>
      <text:p text:style-name="Preformatted_20_Text">free programs, and that you know you can do these things.</text:p>
      <text:p text:style-name="Preformatted_20_Text"/>
      <text:p text:style-name="Preformatted_20_Text"><text:s text:c="2"/>To protect your rights, we need to prevent others from denying you</text:p>
      <text:p text:style-name="Preformatted_20_Text">these rights or asking you to surrender the rights. <text:s/>Therefore, you have</text:p>
      <text:p text:style-name="Preformatted_20_Text">certain responsibilities if you distribute copies of the software, or if</text:p>
      <text:p text:style-name="Preformatted_20_Text"><text:soft-page-break/>you modify it: responsibilities to respect the freedom of others.</text:p>
      <text:p text:style-name="Preformatted_20_Text"/>
      <text:p text:style-name="Preformatted_20_Text"><text:s text:c="2"/>For example, if you distribute copies of such a program, whether</text:p>
      <text:p text:style-name="Preformatted_20_Text">gratis or for a fee, you must pass on to the recipients the same</text:p>
      <text:p text:style-name="Preformatted_20_Text">freedoms that you received. <text:s/>You must make sure that they, too, receive</text:p>
      <text:p text:style-name="Preformatted_20_Text">or can get the source code. <text:s/>And you must show them these terms so they</text:p>
      <text:p text:style-name="Preformatted_20_Text">know their rights.</text:p>
      <text:p text:style-name="Preformatted_20_Text"/>
      <text:p text:style-name="Preformatted_20_Text"><text:s text:c="2"/>Developers that use the GNU GPL protect your rights with two steps:</text:p>
      <text:p text:style-name="Preformatted_20_Text">(1) assert copyright on the software, and (2) offer you this License</text:p>
      <text:p text:style-name="Preformatted_20_Text">giving you legal permission to copy, distribute and/or modify it.</text:p>
      <text:p text:style-name="Preformatted_20_Text"/>
      <text:p text:style-name="Preformatted_20_Text"><text:s text:c="2"/>For the developers' and authors' protection, the GPL clearly explains</text:p>
      <text:p text:style-name="Preformatted_20_Text">that there is no warranty for this free software. <text:s/>For both users' and</text:p>
      <text:p text:style-name="Preformatted_20_Text">authors' sake, the GPL requires that modified versions be marked as</text:p>
      <text:p text:style-name="Preformatted_20_Text">changed, so that their problems will not be attributed erroneously to</text:p>
      <text:p text:style-name="Preformatted_20_Text">authors of previous versions.</text:p>
      <text:p text:style-name="Preformatted_20_Text"/>
      <text:p text:style-name="Preformatted_20_Text"><text:s text:c="2"/>Some devices are designed to deny users access to install or run</text:p>
      <text:p text:style-name="Preformatted_20_Text">modified versions of the software inside them, although the manufacturer</text:p>
      <text:p text:style-name="Preformatted_20_Text">can do so. <text:s/>This is fundamentally incompatible with the aim of</text:p>
      <text:p text:style-name="Preformatted_20_Text">protecting users' freedom to change the software. <text:s/>The systematic</text:p>
      <text:p text:style-name="Preformatted_20_Text">pattern of such abuse occurs in the area of products for individuals to</text:p>
      <text:p text:style-name="Preformatted_20_Text">use, which is precisely where it is most unacceptable. <text:s/>Therefore, we</text:p>
      <text:p text:style-name="Preformatted_20_Text">have designed this version of the GPL to prohibit the practice for those</text:p>
      <text:p text:style-name="Preformatted_20_Text">products. <text:s/>If such problems arise substantially in other domains, we</text:p>
      <text:p text:style-name="Preformatted_20_Text">stand ready to extend this provision to those domains in future versions</text:p>
      <text:p text:style-name="Preformatted_20_Text">of the GPL, as needed to protect the freedom of users.</text:p>
      <text:p text:style-name="Preformatted_20_Text"/>
      <text:p text:style-name="Preformatted_20_Text"><text:s text:c="2"/>Finally, every program is threatened constantly by software patents.</text:p>
      <text:p text:style-name="Preformatted_20_Text">States should not allow patents to restrict development and use of</text:p>
      <text:p text:style-name="Preformatted_20_Text">software on general-purpose computers, but in those that do, we wish to</text:p>
      <text:p text:style-name="Preformatted_20_Text">avoid the special danger that patents applied to a free program could</text:p>
      <text:p text:style-name="Preformatted_20_Text">make it effectively proprietary. <text:s/>To prevent this, the GPL assures that</text:p>
      <text:p text:style-name="Preformatted_20_Text">patents cannot be used to render the program non-free.</text:p>
      <text:p text:style-name="Preformatted_20_Text"/>
      <text:p text:style-name="Preformatted_20_Text"><text:s text:c="2"/>The precise terms and conditions for copying, distribution and</text:p>
      <text:p text:style-name="Preformatted_20_Text">modification follow.</text:p>
      <text:p text:style-name="Preformatted_20_Text"/>
      <text:p text:style-name="Preformatted_20_Text"><text:s text:c="23"/>TERMS AND CONDITIONS</text:p>
      <text:p text:style-name="Preformatted_20_Text"/>
      <text:p text:style-name="Preformatted_20_Text"><text:s text:c="2"/>0. Definitions.</text:p>
      <text:p text:style-name="Preformatted_20_Text"/>
      <text:p text:style-name="Preformatted_20_Text"><text:s text:c="2"/>"This License" refers to version 3 of the GNU General Public License.</text:p>
      <text:p text:style-name="Preformatted_20_Text"/>
      <text:p text:style-name="Preformatted_20_Text"><text:s text:c="2"/>"Copyright" also means copyright-like laws that apply to other kinds of</text:p>
      <text:p text:style-name="Preformatted_20_Text">works, such as semiconductor masks.</text:p>
      <text:p text:style-name="Preformatted_20_Text"/>
      <text:p text:style-name="Preformatted_20_Text"><text:s text:c="2"/>"The Program" refers to any copyrightable work licensed under this</text:p>
      <text:p text:style-name="Preformatted_20_Text">License. <text:s/>Each licensee is addressed as "you". <text:s/>"Licensees" and</text:p>
      <text:p text:style-name="Preformatted_20_Text">"recipients" may be individuals or organizations.</text:p>
      <text:p text:style-name="Preformatted_20_Text"/>
      <text:p text:style-name="Preformatted_20_Text"><text:s text:c="2"/>To "modify" a work means to copy from or adapt all or part of the work</text:p>
      <text:p text:style-name="Preformatted_20_Text">in a fashion requiring copyright permission, other than the making of an</text:p>
      <text:p text:style-name="Preformatted_20_Text">exact copy. <text:s/>The resulting work is called a "modified version" of the</text:p>
      <text:p text:style-name="Preformatted_20_Text">earlier work or a work "based on" the earlier work.</text:p>
      <text:p text:style-name="Preformatted_20_Text"/>
      <text:p text:style-name="Preformatted_20_Text"><text:s text:c="2"/>A "covered work" means either the unmodified Program or a work based</text:p>
      <text:p text:style-name="Preformatted_20_Text">on the Program.</text:p>
      <text:p text:style-name="Preformatted_20_Text"/>
      <text:p text:style-name="Preformatted_20_Text"><text:s text:c="2"/>To "propagate" a work means to do anything with it that, without</text:p>
      <text:p text:style-name="Preformatted_20_Text">permission, would make you directly or secondarily liable for</text:p>
      <text:p text:style-name="Preformatted_20_Text">infringement under applicable copyright law, except executing it on a</text:p>
      <text:p text:style-name="Preformatted_20_Text">computer or modifying a private copy. <text:s/>Propagation includes copying,</text:p>
      <text:p text:style-name="Preformatted_20_Text"><text:soft-page-break/>distribution (with or without modification), making available to the</text:p>
      <text:p text:style-name="Preformatted_20_Text">public, and in some countries other activities as well.</text:p>
      <text:p text:style-name="Preformatted_20_Text"/>
      <text:p text:style-name="Preformatted_20_Text"><text:s text:c="2"/>To "convey" a work means any kind of propagation that enables other</text:p>
      <text:p text:style-name="Preformatted_20_Text">parties to make or receive copies. <text:s/>Mere interaction with a user through</text:p>
      <text:p text:style-name="Preformatted_20_Text">a computer network, with no transfer of a copy, is not conveying.</text:p>
      <text:p text:style-name="Preformatted_20_Text"/>
      <text:p text:style-name="Preformatted_20_Text"><text:s text:c="2"/>An interactive user interface displays "Appropriate Legal Notices"</text:p>
      <text:p text:style-name="Preformatted_20_Text">to the extent that it includes a convenient and prominently visible</text:p>
      <text:p text:style-name="Preformatted_20_Text">feature that (1) displays an appropriate copyright notice, and (2)</text:p>
      <text:p text:style-name="Preformatted_20_Text">tells the user that there is no warranty for the work (except to the</text:p>
      <text:p text:style-name="Preformatted_20_Text">extent that warranties are provided), that licensees may convey the</text:p>
      <text:p text:style-name="Preformatted_20_Text">work under this License, and how to view a copy of this License. <text:s/>If</text:p>
      <text:p text:style-name="Preformatted_20_Text">the interface presents a list of user commands or options, such as a</text:p>
      <text:p text:style-name="Preformatted_20_Text">menu, a prominent item in the list meets this criterion.</text:p>
      <text:p text:style-name="Preformatted_20_Text"/>
      <text:p text:style-name="Preformatted_20_Text"><text:s text:c="2"/>1. Source Code.</text:p>
      <text:p text:style-name="Preformatted_20_Text"/>
      <text:p text:style-name="Preformatted_20_Text"><text:s text:c="2"/>The "source code" for a work means the preferred form of the work</text:p>
      <text:p text:style-name="Preformatted_20_Text">for making modifications to it. <text:s/>"Object code" means any non-source</text:p>
      <text:p text:style-name="Preformatted_20_Text">form of a work.</text:p>
      <text:p text:style-name="Preformatted_20_Text"/>
      <text:p text:style-name="Preformatted_20_Text"><text:s text:c="2"/>A "Standard Interface" means an interface that either is an official</text:p>
      <text:p text:style-name="Preformatted_20_Text">standard defined by a recognized standards body, or, in the case of</text:p>
      <text:p text:style-name="Preformatted_20_Text">interfaces specified for a particular programming language, one that</text:p>
      <text:p text:style-name="Preformatted_20_Text">is widely used among developers working in that language.</text:p>
      <text:p text:style-name="Preformatted_20_Text"/>
      <text:p text:style-name="Preformatted_20_Text"><text:s text:c="2"/>The "System Libraries" of an executable work include anything, other</text:p>
      <text:p text:style-name="Preformatted_20_Text">than the work as a whole, that (a) is included in the normal form of</text:p>
      <text:p text:style-name="Preformatted_20_Text">packaging a Major Component, but which is not part of that Major</text:p>
      <text:p text:style-name="Preformatted_20_Text">Component, and (b) serves only to enable use of the work with that</text:p>
      <text:p text:style-name="Preformatted_20_Text">Major Component, or to implement a Standard Interface for which an</text:p>
      <text:p text:style-name="Preformatted_20_Text">implementation is available to the public in source code form. <text:s/>A</text:p>
      <text:p text:style-name="Preformatted_20_Text">"Major Component", in this context, means a major essential component</text:p>
      <text:p text:style-name="Preformatted_20_Text">(kernel, window system, and so on) of the specific operating system</text:p>
      <text:p text:style-name="Preformatted_20_Text">(if any) on which the executable work runs, or a compiler used to</text:p>
      <text:p text:style-name="Preformatted_20_Text">produce the work, or an object code interpreter used to run it.</text:p>
      <text:p text:style-name="Preformatted_20_Text"/>
      <text:p text:style-name="Preformatted_20_Text"><text:s text:c="2"/>The "Corresponding Source" for a work in object code form means all</text:p>
      <text:p text:style-name="Preformatted_20_Text">the source code needed to generate, install, and (for an executable</text:p>
      <text:p text:style-name="Preformatted_20_Text">work) run the object code and to modify the work, including scripts to</text:p>
      <text:p text:style-name="Preformatted_20_Text">control those activities. <text:s/>However, it does not include the work's</text:p>
      <text:p text:style-name="Preformatted_20_Text">System Libraries, or general-purpose tools or generally available free</text:p>
      <text:p text:style-name="Preformatted_20_Text">programs which are used unmodified in performing those activities but</text:p>
      <text:p text:style-name="Preformatted_20_Text">which are not part of the work. <text:s/>For example, Corresponding Source</text:p>
      <text:p text:style-name="Preformatted_20_Text">includes interface definition files associated with source files for</text:p>
      <text:p text:style-name="Preformatted_20_Text">the work, and the source code for shared libraries and dynamically</text:p>
      <text:p text:style-name="Preformatted_20_Text">linked subprograms that the work is specifically designed to require,</text:p>
      <text:p text:style-name="Preformatted_20_Text">such as by intimate data communication or control flow between those</text:p>
      <text:p text:style-name="Preformatted_20_Text">subprograms and other parts of the work.</text:p>
      <text:p text:style-name="Preformatted_20_Text"/>
      <text:p text:style-name="Preformatted_20_Text"><text:s text:c="2"/>The Corresponding Source need not include anything that users</text:p>
      <text:p text:style-name="Preformatted_20_Text">can regenerate automatically from other parts of the Corresponding</text:p>
      <text:p text:style-name="Preformatted_20_Text">Source.</text:p>
      <text:p text:style-name="Preformatted_20_Text"/>
      <text:p text:style-name="Preformatted_20_Text"><text:s text:c="2"/>The Corresponding Source for a work in source code form is that</text:p>
      <text:p text:style-name="Preformatted_20_Text">same work.</text:p>
      <text:p text:style-name="Preformatted_20_Text"/>
      <text:p text:style-name="Preformatted_20_Text"><text:s text:c="2"/>2. Basic Permissions.</text:p>
      <text:p text:style-name="Preformatted_20_Text"/>
      <text:p text:style-name="Preformatted_20_Text"><text:s text:c="2"/>All rights granted under this License are granted for the term of</text:p>
      <text:p text:style-name="Preformatted_20_Text">copyright on the Program, and are irrevocable provided the stated</text:p>
      <text:p text:style-name="Preformatted_20_Text">conditions are met. <text:s/>This License explicitly affirms your unlimited</text:p>
      <text:p text:style-name="Preformatted_20_Text">permission to run the unmodified Program. <text:s/>The output from running a</text:p>
      <text:p text:style-name="Preformatted_20_Text"><text:soft-page-break/>covered work is covered by this License only if the output, given its</text:p>
      <text:p text:style-name="Preformatted_20_Text">content, constitutes a covered work. <text:s/>This License acknowledges your</text:p>
      <text:p text:style-name="Preformatted_20_Text">rights of fair use or other equivalent, as provided by copyright law.</text:p>
      <text:p text:style-name="Preformatted_20_Text"/>
      <text:p text:style-name="Preformatted_20_Text"><text:s text:c="2"/>You may make, run and propagate covered works that you do not</text:p>
      <text:p text:style-name="Preformatted_20_Text">convey, without conditions so long as your license otherwise remains</text:p>
      <text:p text:style-name="Preformatted_20_Text">in force. <text:s/>You may convey covered works to others for the sole purpose</text:p>
      <text:p text:style-name="Preformatted_20_Text">of having them make modifications exclusively for you, or provide you</text:p>
      <text:p text:style-name="Preformatted_20_Text">with facilities for running those works, provided that you comply with</text:p>
      <text:p text:style-name="Preformatted_20_Text">the terms of this License in conveying all material for which you do</text:p>
      <text:p text:style-name="Preformatted_20_Text">not control copyright. <text:s/>Those thus making or running the covered works</text:p>
      <text:p text:style-name="Preformatted_20_Text">for you must do so exclusively on your behalf, under your direction</text:p>
      <text:p text:style-name="Preformatted_20_Text">and control, on terms that prohibit them from making any copies of</text:p>
      <text:p text:style-name="Preformatted_20_Text">your copyrighted material outside their relationship with you.</text:p>
      <text:p text:style-name="Preformatted_20_Text"/>
      <text:p text:style-name="Preformatted_20_Text"><text:s text:c="2"/>Conveying under any other circumstances is permitted solely under</text:p>
      <text:p text:style-name="Preformatted_20_Text">the conditions stated below. <text:s/>Sublicensing is not allowed; section 10</text:p>
      <text:p text:style-name="Preformatted_20_Text">makes it unnecessary.</text:p>
      <text:p text:style-name="Preformatted_20_Text"/>
      <text:p text:style-name="Preformatted_20_Text"><text:s text:c="2"/>3. Protecting Users' Legal Rights From Anti-Circumvention Law.</text:p>
      <text:p text:style-name="Preformatted_20_Text"/>
      <text:p text:style-name="Preformatted_20_Text"><text:s text:c="2"/>No covered work shall be deemed part of an effective technological</text:p>
      <text:p text:style-name="Preformatted_20_Text">measure under any applicable law fulfilling obligations under article</text:p>
      <text:p text:style-name="Preformatted_20_Text">11 of the WIPO copyright treaty adopted on 20 December 1996, or</text:p>
      <text:p text:style-name="Preformatted_20_Text">similar laws prohibiting or restricting circumvention of such</text:p>
      <text:p text:style-name="Preformatted_20_Text">measures.</text:p>
      <text:p text:style-name="Preformatted_20_Text"/>
      <text:p text:style-name="Preformatted_20_Text"><text:s text:c="2"/>When you convey a covered work, you waive any legal power to forbid</text:p>
      <text:p text:style-name="Preformatted_20_Text">circumvention of technological measures to the extent such circumvention</text:p>
      <text:p text:style-name="Preformatted_20_Text">is effected by exercising rights under this License with respect to</text:p>
      <text:p text:style-name="Preformatted_20_Text">the covered work, and you disclaim any intention to limit operation or</text:p>
      <text:p text:style-name="Preformatted_20_Text">modification of the work as a means of enforcing, against the work's</text:p>
      <text:p text:style-name="Preformatted_20_Text">users, your or third parties' legal rights to forbid circumvention of</text:p>
      <text:p text:style-name="Preformatted_20_Text">technological measures.</text:p>
      <text:p text:style-name="Preformatted_20_Text"/>
      <text:p text:style-name="Preformatted_20_Text"><text:s text:c="2"/>4. Conveying Verbatim Copies.</text:p>
      <text:p text:style-name="Preformatted_20_Text"/>
      <text:p text:style-name="Preformatted_20_Text"><text:s text:c="2"/>You may convey verbatim copies of the Program's source code as you</text:p>
      <text:p text:style-name="Preformatted_20_Text">receive it, in any medium, provided that you conspicuously and</text:p>
      <text:p text:style-name="Preformatted_20_Text">appropriately publish on each copy an appropriate copyright notice;</text:p>
      <text:p text:style-name="Preformatted_20_Text">keep intact all notices stating that this License and any</text:p>
      <text:p text:style-name="Preformatted_20_Text">non-permissive terms added in accord with section 7 apply to the code;</text:p>
      <text:p text:style-name="Preformatted_20_Text">keep intact all notices of the absence of any warranty; and give all</text:p>
      <text:p text:style-name="Preformatted_20_Text">recipients a copy of this License along with the Program.</text:p>
      <text:p text:style-name="Preformatted_20_Text"/>
      <text:p text:style-name="Preformatted_20_Text"><text:s text:c="2"/>You may charge any price or no price for each copy that you convey,</text:p>
      <text:p text:style-name="Preformatted_20_Text">and you may offer support or warranty protection for a fee.</text:p>
      <text:p text:style-name="Preformatted_20_Text"/>
      <text:p text:style-name="Preformatted_20_Text"><text:s text:c="2"/>5. Conveying Modified Source Versions.</text:p>
      <text:p text:style-name="Preformatted_20_Text"/>
      <text:p text:style-name="Preformatted_20_Text"><text:s text:c="2"/>You may convey a work based on the Program, or the modifications to</text:p>
      <text:p text:style-name="Preformatted_20_Text">produce it from the Program, in the form of source code under the</text:p>
      <text:p text:style-name="Preformatted_20_Text">terms of section 4, provided that you also meet all of these conditions:</text:p>
      <text:p text:style-name="Preformatted_20_Text"/>
      <text:p text:style-name="Preformatted_20_Text"><text:s text:c="4"/>a) The work must carry prominent notices stating that you modified</text:p>
      <text:p text:style-name="Preformatted_20_Text"><text:s text:c="4"/>it, and giving a relevant date.</text:p>
      <text:p text:style-name="Preformatted_20_Text"/>
      <text:p text:style-name="Preformatted_20_Text"><text:s text:c="4"/>b) The work must carry prominent notices stating that it is</text:p>
      <text:p text:style-name="Preformatted_20_Text"><text:s text:c="4"/>released under this License and any conditions added under section</text:p>
      <text:p text:style-name="Preformatted_20_Text"><text:s text:c="4"/>7. <text:s/>This requirement modifies the requirement in section 4 to</text:p>
      <text:p text:style-name="Preformatted_20_Text"><text:s text:c="4"/>"keep intact all notices".</text:p>
      <text:p text:style-name="Preformatted_20_Text"/>
      <text:p text:style-name="Preformatted_20_Text"><text:s text:c="4"/>c) You must license the entire work, as a whole, under this</text:p>
      <text:p text:style-name="Preformatted_20_Text"><text:s text:c="4"/>License to anyone who comes into possession of a copy. <text:s/>This</text:p>
      <text:p text:style-name="Preformatted_20_Text"><text:soft-page-break/><text:s text:c="4"/>License will therefore apply, along with any applicable section 7</text:p>
      <text:p text:style-name="Preformatted_20_Text"><text:s text:c="4"/>additional terms, to the whole of the work, and all its parts,</text:p>
      <text:p text:style-name="Preformatted_20_Text"><text:s text:c="4"/>regardless of how they are packaged. <text:s/>This License gives no</text:p>
      <text:p text:style-name="Preformatted_20_Text"><text:s text:c="4"/>permission to license the work in any other way, but it does not</text:p>
      <text:p text:style-name="Preformatted_20_Text"><text:s text:c="4"/>invalidate such permission if you have separately received it.</text:p>
      <text:p text:style-name="Preformatted_20_Text"/>
      <text:p text:style-name="Preformatted_20_Text"><text:s text:c="4"/>d) If the work has interactive user interfaces, each must display</text:p>
      <text:p text:style-name="Preformatted_20_Text"><text:s text:c="4"/>Appropriate Legal Notices; however, if the Program has interactive</text:p>
      <text:p text:style-name="Preformatted_20_Text"><text:s text:c="4"/>interfaces that do not display Appropriate Legal Notices, your</text:p>
      <text:p text:style-name="Preformatted_20_Text"><text:s text:c="4"/>work need not make them do so.</text:p>
      <text:p text:style-name="Preformatted_20_Text"/>
      <text:p text:style-name="Preformatted_20_Text"><text:s text:c="2"/>A compilation of a covered work with other separate and independent</text:p>
      <text:p text:style-name="Preformatted_20_Text">works, which are not by their nature extensions of the covered work,</text:p>
      <text:p text:style-name="Preformatted_20_Text">and which are not combined with it such as to form a larger program,</text:p>
      <text:p text:style-name="Preformatted_20_Text">in or on a volume of a storage or distribution medium, is called an</text:p>
      <text:p text:style-name="Preformatted_20_Text">"aggregate" if the compilation and its resulting copyright are not</text:p>
      <text:p text:style-name="Preformatted_20_Text">used to limit the access or legal rights of the compilation's users</text:p>
      <text:p text:style-name="Preformatted_20_Text">beyond what the individual works permit. <text:s/>Inclusion of a covered work</text:p>
      <text:p text:style-name="Preformatted_20_Text">in an aggregate does not cause this License to apply to the other</text:p>
      <text:p text:style-name="Preformatted_20_Text">parts of the aggregate.</text:p>
      <text:p text:style-name="Preformatted_20_Text"/>
      <text:p text:style-name="Preformatted_20_Text"><text:s text:c="2"/>6. Conveying Non-Source Forms.</text:p>
      <text:p text:style-name="Preformatted_20_Text"/>
      <text:p text:style-name="Preformatted_20_Text"><text:s text:c="2"/>You may convey a covered work in object code form under the terms</text:p>
      <text:p text:style-name="Preformatted_20_Text">of sections 4 and 5, provided that you also convey the</text:p>
      <text:p text:style-name="Preformatted_20_Text">machine-readable Corresponding Source under the terms of this License,</text:p>
      <text:p text:style-name="Preformatted_20_Text">in one of these ways:</text:p>
      <text:p text:style-name="Preformatted_20_Text"/>
      <text:p text:style-name="Preformatted_20_Text"><text:s text:c="4"/>a) Convey the object code in, or embodied in, a physical product</text:p>
      <text:p text:style-name="Preformatted_20_Text"><text:s text:c="4"/>(including a physical distribution medium), accompanied by the</text:p>
      <text:p text:style-name="Preformatted_20_Text"><text:s text:c="4"/>Corresponding Source fixed on a durable physical medium</text:p>
      <text:p text:style-name="Preformatted_20_Text"><text:s text:c="4"/>customarily used for software interchange.</text:p>
      <text:p text:style-name="Preformatted_20_Text"/>
      <text:p text:style-name="Preformatted_20_Text"><text:s text:c="4"/>b) Convey the object code in, or embodied in, a physical product</text:p>
      <text:p text:style-name="Preformatted_20_Text"><text:s text:c="4"/>(including a physical distribution medium), accompanied by a</text:p>
      <text:p text:style-name="Preformatted_20_Text"><text:s text:c="4"/>written offer, valid for at least three years and valid for as</text:p>
      <text:p text:style-name="Preformatted_20_Text"><text:s text:c="4"/>long as you offer spare parts or customer support for that product</text:p>
      <text:p text:style-name="Preformatted_20_Text"><text:s text:c="4"/>model, to give anyone who possesses the object code either (1) a</text:p>
      <text:p text:style-name="Preformatted_20_Text"><text:s text:c="4"/>copy of the Corresponding Source for all the software in the</text:p>
      <text:p text:style-name="Preformatted_20_Text"><text:s text:c="4"/>product that is covered by this License, on a durable physical</text:p>
      <text:p text:style-name="Preformatted_20_Text"><text:s text:c="4"/>medium customarily used for software interchange, for a price no</text:p>
      <text:p text:style-name="Preformatted_20_Text"><text:s text:c="4"/>more than your reasonable cost of physically performing this</text:p>
      <text:p text:style-name="Preformatted_20_Text"><text:s text:c="4"/>conveying of source, or (2) access to copy the</text:p>
      <text:p text:style-name="Preformatted_20_Text"><text:s text:c="4"/>Corresponding Source from a network server at no charge.</text:p>
      <text:p text:style-name="Preformatted_20_Text"/>
      <text:p text:style-name="Preformatted_20_Text"><text:s text:c="4"/>c) Convey individual copies of the object code with a copy of the</text:p>
      <text:p text:style-name="Preformatted_20_Text"><text:s text:c="4"/>written offer to provide the Corresponding Source. <text:s/>This</text:p>
      <text:p text:style-name="Preformatted_20_Text"><text:s text:c="4"/>alternative is allowed only occasionally and noncommercially, and</text:p>
      <text:p text:style-name="Preformatted_20_Text"><text:s text:c="4"/>only if you received the object code with such an offer, in accord</text:p>
      <text:p text:style-name="Preformatted_20_Text"><text:s text:c="4"/>with subsection 6b.</text:p>
      <text:p text:style-name="Preformatted_20_Text"/>
      <text:p text:style-name="Preformatted_20_Text"><text:s text:c="4"/>d) Convey the object code by offering access from a designated</text:p>
      <text:p text:style-name="Preformatted_20_Text"><text:s text:c="4"/>place (gratis or for a charge), and offer equivalent access to the</text:p>
      <text:p text:style-name="Preformatted_20_Text"><text:s text:c="4"/>Corresponding Source in the same way through the same place at no</text:p>
      <text:p text:style-name="Preformatted_20_Text"><text:s text:c="4"/>further charge. <text:s/>You need not require recipients to copy the</text:p>
      <text:p text:style-name="Preformatted_20_Text"><text:s text:c="4"/>Corresponding Source along with the object code. <text:s/>If the place to</text:p>
      <text:p text:style-name="Preformatted_20_Text"><text:s text:c="4"/>copy the object code is a network server, the Corresponding Source</text:p>
      <text:p text:style-name="Preformatted_20_Text"><text:s text:c="4"/>may be on a different server (operated by you or a third party)</text:p>
      <text:p text:style-name="Preformatted_20_Text"><text:s text:c="4"/>that supports equivalent copying facilities, provided you maintain</text:p>
      <text:p text:style-name="Preformatted_20_Text"><text:s text:c="4"/>clear directions next to the object code saying where to find the</text:p>
      <text:p text:style-name="Preformatted_20_Text"><text:s text:c="4"/>Corresponding Source. <text:s/>Regardless of what server hosts the</text:p>
      <text:p text:style-name="Preformatted_20_Text"><text:s text:c="4"/>Corresponding Source, you remain obligated to ensure that it is</text:p>
      <text:p text:style-name="Preformatted_20_Text"><text:s text:c="4"/>available for as long as needed to satisfy these requirements.</text:p>
      <text:p text:style-name="Preformatted_20_Text"/>
      <text:p text:style-name="Preformatted_20_Text"><text:soft-page-break/><text:s text:c="4"/>e) Convey the object code using peer-to-peer transmission, provided</text:p>
      <text:p text:style-name="Preformatted_20_Text"><text:s text:c="4"/>you inform other peers where the object code and Corresponding</text:p>
      <text:p text:style-name="Preformatted_20_Text"><text:s text:c="4"/>Source of the work are being offered to the general public at no</text:p>
      <text:p text:style-name="Preformatted_20_Text"><text:s text:c="4"/>charge under subsection 6d.</text:p>
      <text:p text:style-name="Preformatted_20_Text"/>
      <text:p text:style-name="Preformatted_20_Text"><text:s text:c="2"/>A separable portion of the object code, whose source code is excluded</text:p>
      <text:p text:style-name="Preformatted_20_Text">from the Corresponding Source as a System Library, need not be</text:p>
      <text:p text:style-name="Preformatted_20_Text">included in conveying the object code work.</text:p>
      <text:p text:style-name="Preformatted_20_Text"/>
      <text:p text:style-name="Preformatted_20_Text"><text:s text:c="2"/>A "User Product" is either (1) a "consumer product", which means any</text:p>
      <text:p text:style-name="Preformatted_20_Text">tangible personal property which is normally used for personal, family,</text:p>
      <text:p text:style-name="Preformatted_20_Text">or household purposes, or (2) anything designed or sold for incorporation</text:p>
      <text:p text:style-name="Preformatted_20_Text">into a dwelling. <text:s/>In determining whether a product is a consumer product,</text:p>
      <text:p text:style-name="Preformatted_20_Text">doubtful cases shall be resolved in favor of coverage. <text:s/>For a particular</text:p>
      <text:p text:style-name="Preformatted_20_Text">product received by a particular user, "normally used" refers to a</text:p>
      <text:p text:style-name="Preformatted_20_Text">typical or common use of that class of product, regardless of the status</text:p>
      <text:p text:style-name="Preformatted_20_Text">of the particular user or of the way in which the particular user</text:p>
      <text:p text:style-name="Preformatted_20_Text">actually uses, or expects or is expected to use, the product. <text:s/>A product</text:p>
      <text:p text:style-name="Preformatted_20_Text">is a consumer product regardless of whether the product has substantial</text:p>
      <text:p text:style-name="Preformatted_20_Text">commercial, industrial or non-consumer uses, unless such uses represent</text:p>
      <text:p text:style-name="Preformatted_20_Text">the only significant mode of use of the product.</text:p>
      <text:p text:style-name="Preformatted_20_Text"/>
      <text:p text:style-name="Preformatted_20_Text"><text:s text:c="2"/>"Installation Information" for a User Product means any methods,</text:p>
      <text:p text:style-name="Preformatted_20_Text">procedures, authorization keys, or other information required to install</text:p>
      <text:p text:style-name="Preformatted_20_Text">and execute modified versions of a covered work in that User Product from</text:p>
      <text:p text:style-name="Preformatted_20_Text">a modified version of its Corresponding Source. <text:s/>The information must</text:p>
      <text:p text:style-name="Preformatted_20_Text">suffice to ensure that the continued functioning of the modified object</text:p>
      <text:p text:style-name="Preformatted_20_Text">code is in no case prevented or interfered with solely because</text:p>
      <text:p text:style-name="Preformatted_20_Text">modification has been made.</text:p>
      <text:p text:style-name="Preformatted_20_Text"/>
      <text:p text:style-name="Preformatted_20_Text"><text:s text:c="2"/>If you convey an object code work under this section in, or with, or</text:p>
      <text:p text:style-name="Preformatted_20_Text">specifically for use in, a User Product, and the conveying occurs as</text:p>
      <text:p text:style-name="Preformatted_20_Text">part of a transaction in which the right of possession and use of the</text:p>
      <text:p text:style-name="Preformatted_20_Text">User Product is transferred to the recipient in perpetuity or for a</text:p>
      <text:p text:style-name="Preformatted_20_Text">fixed term (regardless of how the transaction is characterized), the</text:p>
      <text:p text:style-name="Preformatted_20_Text">Corresponding Source conveyed under this section must be accompanied</text:p>
      <text:p text:style-name="Preformatted_20_Text">by the Installation Information. <text:s/>But this requirement does not apply</text:p>
      <text:p text:style-name="Preformatted_20_Text">if neither you nor any third party retains the ability to install</text:p>
      <text:p text:style-name="Preformatted_20_Text">modified object code on the User Product (for example, the work has</text:p>
      <text:p text:style-name="Preformatted_20_Text">been installed in ROM).</text:p>
      <text:p text:style-name="Preformatted_20_Text"/>
      <text:p text:style-name="Preformatted_20_Text"><text:s text:c="2"/>The requirement to provide Installation Information does not include a</text:p>
      <text:p text:style-name="Preformatted_20_Text">requirement to continue to provide support service, warranty, or updates</text:p>
      <text:p text:style-name="Preformatted_20_Text">for a work that has been modified or installed by the recipient, or for</text:p>
      <text:p text:style-name="Preformatted_20_Text">the User Product in which it has been modified or installed. <text:s/>Access to a</text:p>
      <text:p text:style-name="Preformatted_20_Text">network may be denied when the modification itself materially and</text:p>
      <text:p text:style-name="Preformatted_20_Text">adversely affects the operation of the network or violates the rules and</text:p>
      <text:p text:style-name="Preformatted_20_Text">protocols for communication across the network.</text:p>
      <text:p text:style-name="Preformatted_20_Text"/>
      <text:p text:style-name="Preformatted_20_Text"><text:s text:c="2"/>Corresponding Source conveyed, and Installation Information provided,</text:p>
      <text:p text:style-name="Preformatted_20_Text">in accord with this section must be in a format that is publicly</text:p>
      <text:p text:style-name="Preformatted_20_Text">documented (and with an implementation available to the public in</text:p>
      <text:p text:style-name="Preformatted_20_Text">source code form), and must require no special password or key for</text:p>
      <text:p text:style-name="Preformatted_20_Text">unpacking, reading or copying.</text:p>
      <text:p text:style-name="Preformatted_20_Text"/>
      <text:p text:style-name="Preformatted_20_Text"><text:s text:c="2"/>7. Additional Terms.</text:p>
      <text:p text:style-name="Preformatted_20_Text"/>
      <text:p text:style-name="Preformatted_20_Text"><text:s text:c="2"/>"Additional permissions" are terms that supplement the terms of this</text:p>
      <text:p text:style-name="Preformatted_20_Text">License by making exceptions from one or more of its conditions.</text:p>
      <text:p text:style-name="Preformatted_20_Text">Additional permissions that are applicable to the entire Program shall</text:p>
      <text:p text:style-name="Preformatted_20_Text">be treated as though they were included in this License, to the extent</text:p>
      <text:p text:style-name="Preformatted_20_Text">that they are valid under applicable law. <text:s/>If additional permissions</text:p>
      <text:p text:style-name="Preformatted_20_Text">apply only to part of the Program, that part may be used separately</text:p>
      <text:p text:style-name="Preformatted_20_Text">under those permissions, but the entire Program remains governed by</text:p>
      <text:p text:style-name="Preformatted_20_Text"><text:soft-page-break/>this License without regard to the additional permissions.</text:p>
      <text:p text:style-name="Preformatted_20_Text"/>
      <text:p text:style-name="Preformatted_20_Text"><text:s text:c="2"/>When you convey a copy of a covered work, you may at your option</text:p>
      <text:p text:style-name="Preformatted_20_Text">remove any additional permissions from that copy, or from any part of</text:p>
      <text:p text:style-name="Preformatted_20_Text">it. <text:s/>(Additional permissions may be written to require their own</text:p>
      <text:p text:style-name="Preformatted_20_Text">removal in certain cases when you modify the work.) <text:s/>You may place</text:p>
      <text:p text:style-name="Preformatted_20_Text">additional permissions on material, added by you to a covered work,</text:p>
      <text:p text:style-name="Preformatted_20_Text">for which you have or can give appropriate copyright permission.</text:p>
      <text:p text:style-name="Preformatted_20_Text"/>
      <text:p text:style-name="Preformatted_20_Text"><text:s text:c="2"/>Notwithstanding any other provision of this License, for material you</text:p>
      <text:p text:style-name="Preformatted_20_Text">add to a covered work, you may (if authorized by the copyright holders of</text:p>
      <text:p text:style-name="Preformatted_20_Text">that material) supplement the terms of this License with terms:</text:p>
      <text:p text:style-name="Preformatted_20_Text"/>
      <text:p text:style-name="Preformatted_20_Text"><text:s text:c="4"/>a) Disclaiming warranty or limiting liability differently from the</text:p>
      <text:p text:style-name="Preformatted_20_Text"><text:s text:c="4"/>terms of sections 15 and 16 of this License; or</text:p>
      <text:p text:style-name="Preformatted_20_Text"/>
      <text:p text:style-name="Preformatted_20_Text"><text:s text:c="4"/>b) Requiring preservation of specified reasonable legal notices or</text:p>
      <text:p text:style-name="Preformatted_20_Text"><text:s text:c="4"/>author attributions in that material or in the Appropriate Legal</text:p>
      <text:p text:style-name="Preformatted_20_Text"><text:s text:c="4"/>Notices displayed by works containing it; or</text:p>
      <text:p text:style-name="Preformatted_20_Text"/>
      <text:p text:style-name="Preformatted_20_Text"><text:s text:c="4"/>c) Prohibiting misrepresentation of the origin of that material, or</text:p>
      <text:p text:style-name="Preformatted_20_Text"><text:s text:c="4"/>requiring that modified versions of such material be marked in</text:p>
      <text:p text:style-name="Preformatted_20_Text"><text:s text:c="4"/>reasonable ways as different from the original version; or</text:p>
      <text:p text:style-name="Preformatted_20_Text"/>
      <text:p text:style-name="Preformatted_20_Text"><text:s text:c="4"/>d) Limiting the use for publicity purposes of names of licensors or</text:p>
      <text:p text:style-name="Preformatted_20_Text"><text:s text:c="4"/>authors of the material; or</text:p>
      <text:p text:style-name="Preformatted_20_Text"/>
      <text:p text:style-name="Preformatted_20_Text"><text:s text:c="4"/>e) Declining to grant rights under trademark law for use of some</text:p>
      <text:p text:style-name="Preformatted_20_Text"><text:s text:c="4"/>trade names, trademarks, or service marks; or</text:p>
      <text:p text:style-name="Preformatted_20_Text"/>
      <text:p text:style-name="Preformatted_20_Text"><text:s text:c="4"/>f) Requiring indemnification of licensors and authors of that</text:p>
      <text:p text:style-name="Preformatted_20_Text"><text:s text:c="4"/>material by anyone who conveys the material (or modified versions of</text:p>
      <text:p text:style-name="Preformatted_20_Text"><text:s text:c="4"/>it) with contractual assumptions of liability to the recipient, for</text:p>
      <text:p text:style-name="Preformatted_20_Text"><text:s text:c="4"/>any liability that these contractual assumptions directly impose on</text:p>
      <text:p text:style-name="Preformatted_20_Text"><text:s text:c="4"/>those licensors and authors.</text:p>
      <text:p text:style-name="Preformatted_20_Text"/>
      <text:p text:style-name="Preformatted_20_Text"><text:s text:c="2"/>All other non-permissive additional terms are considered "further</text:p>
      <text:p text:style-name="Preformatted_20_Text">restrictions" within the meaning of section 10. <text:s/>If the Program as you</text:p>
      <text:p text:style-name="Preformatted_20_Text">received it, or any part of it, contains a notice stating that it is</text:p>
      <text:p text:style-name="Preformatted_20_Text">governed by this License along with a term that is a further</text:p>
      <text:p text:style-name="Preformatted_20_Text">restriction, you may remove that term. <text:s/>If a license document contains</text:p>
      <text:p text:style-name="Preformatted_20_Text">a further restriction but permits relicensing or conveying under this</text:p>
      <text:p text:style-name="Preformatted_20_Text">License, you may add to a covered work material governed by the terms</text:p>
      <text:p text:style-name="Preformatted_20_Text">of that license document, provided that the further restriction does</text:p>
      <text:p text:style-name="Preformatted_20_Text">not survive such relicensing or conveying.</text:p>
      <text:p text:style-name="Preformatted_20_Text"/>
      <text:p text:style-name="Preformatted_20_Text"><text:s text:c="2"/>If you add terms to a covered work in accord with this section, you</text:p>
      <text:p text:style-name="Preformatted_20_Text">must place, in the relevant source files, a statement of the</text:p>
      <text:p text:style-name="Preformatted_20_Text">additional terms that apply to those files, or a notice indicating</text:p>
      <text:p text:style-name="Preformatted_20_Text">where to find the applicable terms.</text:p>
      <text:p text:style-name="Preformatted_20_Text"/>
      <text:p text:style-name="Preformatted_20_Text"><text:s text:c="2"/>Additional terms, permissive or non-permissive, may be stated in the</text:p>
      <text:p text:style-name="Preformatted_20_Text">form of a separately written license, or stated as exceptions;</text:p>
      <text:p text:style-name="Preformatted_20_Text">the above requirements apply either way.</text:p>
      <text:p text:style-name="Preformatted_20_Text"/>
      <text:p text:style-name="Preformatted_20_Text"><text:s text:c="2"/>8. Termination.</text:p>
      <text:p text:style-name="Preformatted_20_Text"/>
      <text:p text:style-name="Preformatted_20_Text"><text:s text:c="2"/>You may not propagate or modify a covered work except as expressly</text:p>
      <text:p text:style-name="Preformatted_20_Text">provided under this License. <text:s/>Any attempt otherwise to propagate or</text:p>
      <text:p text:style-name="Preformatted_20_Text">modify it is void, and will automatically terminate your rights under</text:p>
      <text:p text:style-name="Preformatted_20_Text">this License (including any patent licenses granted under the third</text:p>
      <text:p text:style-name="Preformatted_20_Text">paragraph of section 11).</text:p>
      <text:p text:style-name="Preformatted_20_Text"/>
      <text:p text:style-name="Preformatted_20_Text"><text:s text:c="2"/>However, if you cease all violation of this License, then your</text:p>
      <text:p text:style-name="Preformatted_20_Text"><text:soft-page-break/>license from a particular copyright holder is reinstated (a)</text:p>
      <text:p text:style-name="Preformatted_20_Text">provisionally, unless and until the copyright holder explicitly and</text:p>
      <text:p text:style-name="Preformatted_20_Text">finally terminates your license, and (b) permanently, if the copyright</text:p>
      <text:p text:style-name="Preformatted_20_Text">holder fails to notify you of the violation by some reasonable means</text:p>
      <text:p text:style-name="Preformatted_20_Text">prior to 60 days after the cessation.</text:p>
      <text:p text:style-name="Preformatted_20_Text"/>
      <text:p text:style-name="Preformatted_20_Text"><text:s text:c="2"/>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xt:s text:c="2"/>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you do not qualify to receive new licenses for the same</text:p>
      <text:p text:style-name="Preformatted_20_Text">material under section 10.</text:p>
      <text:p text:style-name="Preformatted_20_Text"/>
      <text:p text:style-name="Preformatted_20_Text"><text:s text:c="2"/>9. Acceptance Not Required for Having Copies.</text:p>
      <text:p text:style-name="Preformatted_20_Text"/>
      <text:p text:style-name="Preformatted_20_Text"><text:s text:c="2"/>You are not required to accept this License in order to receive or</text:p>
      <text:p text:style-name="Preformatted_20_Text">run a copy of the Program. <text:s/>Ancillary propagation of a covered work</text:p>
      <text:p text:style-name="Preformatted_20_Text">occurring solely as a consequence of using peer-to-peer transmission</text:p>
      <text:p text:style-name="Preformatted_20_Text">to receive a copy likewise does not require acceptance. <text:s/>However,</text:p>
      <text:p text:style-name="Preformatted_20_Text">nothing other than this License grants you permission to propagate or</text:p>
      <text:p text:style-name="Preformatted_20_Text">modify any covered work. <text:s/>These actions infringe copyright if you do</text:p>
      <text:p text:style-name="Preformatted_20_Text">not accept this License. <text:s/>Therefore, by modifying or propagating a</text:p>
      <text:p text:style-name="Preformatted_20_Text">covered work, you indicate your acceptance of this License to do so.</text:p>
      <text:p text:style-name="Preformatted_20_Text"/>
      <text:p text:style-name="Preformatted_20_Text"><text:s text:c="2"/>10. Automatic Licensing of Downstream Recipients.</text:p>
      <text:p text:style-name="Preformatted_20_Text"/>
      <text:p text:style-name="Preformatted_20_Text"><text:s text:c="2"/>Each time you convey a covered work, the recipient automatically</text:p>
      <text:p text:style-name="Preformatted_20_Text">receives a license from the original licensors, to run, modify and</text:p>
      <text:p text:style-name="Preformatted_20_Text">propagate that work, subject to this License. <text:s/>You are not responsible</text:p>
      <text:p text:style-name="Preformatted_20_Text">for enforcing compliance by third parties with this License.</text:p>
      <text:p text:style-name="Preformatted_20_Text"/>
      <text:p text:style-name="Preformatted_20_Text"><text:s text:c="2"/>An "entity transaction" is a transaction transferring control of an</text:p>
      <text:p text:style-name="Preformatted_20_Text">organization, or substantially all assets of one, or subdividing an</text:p>
      <text:p text:style-name="Preformatted_20_Text">organization, or merging organizations. <text:s/>If propagation of a covered</text:p>
      <text:p text:style-name="Preformatted_20_Text">work results from an entity transaction, each party to that</text:p>
      <text:p text:style-name="Preformatted_20_Text">transaction who receives a copy of the work also receives whatever</text:p>
      <text:p text:style-name="Preformatted_20_Text">licenses to the work the party's predecessor in interest had or could</text:p>
      <text:p text:style-name="Preformatted_20_Text">give under the previous paragraph, plus a right to possession of the</text:p>
      <text:p text:style-name="Preformatted_20_Text">Corresponding Source of the work from the predecessor in interest, if</text:p>
      <text:p text:style-name="Preformatted_20_Text">the predecessor has it or can get it with reasonable efforts.</text:p>
      <text:p text:style-name="Preformatted_20_Text"/>
      <text:p text:style-name="Preformatted_20_Text"><text:s text:c="2"/>You may not impose any further restrictions on the exercise of the</text:p>
      <text:p text:style-name="Preformatted_20_Text">rights granted or affirmed under this License. <text:s/>For example, you may</text:p>
      <text:p text:style-name="Preformatted_20_Text">not impose a license fee, royalty, or other charge for exercise of</text:p>
      <text:p text:style-name="Preformatted_20_Text">rights granted under this License, and you may not initiate litigation</text:p>
      <text:p text:style-name="Preformatted_20_Text">(including a cross-claim or counterclaim in a lawsuit) alleging that</text:p>
      <text:p text:style-name="Preformatted_20_Text">any patent claim is infringed by making, using, selling, offering for</text:p>
      <text:p text:style-name="Preformatted_20_Text">sale, or importing the Program or any portion of it.</text:p>
      <text:p text:style-name="Preformatted_20_Text"/>
      <text:p text:style-name="Preformatted_20_Text"><text:s text:c="2"/>11. Patents.</text:p>
      <text:p text:style-name="Preformatted_20_Text"/>
      <text:p text:style-name="Preformatted_20_Text"><text:s text:c="2"/>A "contributor" is a copyright holder who authorizes use under this</text:p>
      <text:p text:style-name="Preformatted_20_Text">License of the Program or a work on which the Program is based. <text:s/>The</text:p>
      <text:p text:style-name="Preformatted_20_Text">work thus licensed is called the contributor's "contributor version".</text:p>
      <text:p text:style-name="Preformatted_20_Text"/>
      <text:p text:style-name="Preformatted_20_Text"><text:s text:c="2"/>A contributor's "essential patent claims" are all patent claims</text:p>
      <text:p text:style-name="Preformatted_20_Text">owned or controlled by the contributor, whether already acquired or</text:p>
      <text:p text:style-name="Preformatted_20_Text">hereafter acquired, that would be infringed by some manner, permitted</text:p>
      <text:p text:style-name="Preformatted_20_Text"><text:soft-page-break/>by this License, of making, using, or selling its contributor version,</text:p>
      <text:p text:style-name="Preformatted_20_Text">but do not include claims that would be infringed only as a</text:p>
      <text:p text:style-name="Preformatted_20_Text">consequence of further modification of the contributor version. <text:s/>For</text:p>
      <text:p text:style-name="Preformatted_20_Text">purposes of this definition, "control" includes the right to grant</text:p>
      <text:p text:style-name="Preformatted_20_Text">patent sublicenses in a manner consistent with the requirements of</text:p>
      <text:p text:style-name="Preformatted_20_Text">this License.</text:p>
      <text:p text:style-name="Preformatted_20_Text"/>
      <text:p text:style-name="Preformatted_20_Text"><text:s text:c="2"/>Each contributor grants you a non-exclusive, worldwide, royalty-free</text:p>
      <text:p text:style-name="Preformatted_20_Text">patent license under the contributor's essential patent claims, to</text:p>
      <text:p text:style-name="Preformatted_20_Text">make, use, sell, offer for sale, import and otherwise run, modify and</text:p>
      <text:p text:style-name="Preformatted_20_Text">propagate the contents of its contributor version.</text:p>
      <text:p text:style-name="Preformatted_20_Text"/>
      <text:p text:style-name="Preformatted_20_Text"><text:s text:c="2"/>In the following three paragraphs, a "patent license" is any express</text:p>
      <text:p text:style-name="Preformatted_20_Text">agreement or commitment, however denominated, not to enforce a patent</text:p>
      <text:p text:style-name="Preformatted_20_Text">(such as an express permission to practice a patent or covenant not to</text:p>
      <text:p text:style-name="Preformatted_20_Text">sue for patent infringement). <text:s/>To "grant" such a patent license to a</text:p>
      <text:p text:style-name="Preformatted_20_Text">party means to make such an agreement or commitment not to enforce a</text:p>
      <text:p text:style-name="Preformatted_20_Text">patent against the party.</text:p>
      <text:p text:style-name="Preformatted_20_Text"/>
      <text:p text:style-name="Preformatted_20_Text"><text:s text:c="2"/>If you convey a covered work, knowingly relying on a patent license,</text:p>
      <text:p text:style-name="Preformatted_20_Text">and the Corresponding Source of the work is not available for anyone</text:p>
      <text:p text:style-name="Preformatted_20_Text">to copy, free of charge and under the terms of this License, through a</text:p>
      <text:p text:style-name="Preformatted_20_Text">publicly available network server or other readily accessible means,</text:p>
      <text:p text:style-name="Preformatted_20_Text">then you must either (1) cause the Corresponding Source to be so</text:p>
      <text:p text:style-name="Preformatted_20_Text">available, or (2) arrange to deprive yourself of the benefit of the</text:p>
      <text:p text:style-name="Preformatted_20_Text">patent license for this particular work, or (3) arrange, in a manner</text:p>
      <text:p text:style-name="Preformatted_20_Text">consistent with the requirements of this License, to extend the patent</text:p>
      <text:p text:style-name="Preformatted_20_Text">license to downstream recipients. <text:s/>"Knowingly relying" means you have</text:p>
      <text:p text:style-name="Preformatted_20_Text">actual knowledge that, but for the patent license, your conveying the</text:p>
      <text:p text:style-name="Preformatted_20_Text">covered work in a country, or your recipient's use of the covered work</text:p>
      <text:p text:style-name="Preformatted_20_Text">in a country, would infringe one or more identifiable patents in that</text:p>
      <text:p text:style-name="Preformatted_20_Text">country that you have reason to believe are valid.</text:p>
      <text:p text:style-name="Preformatted_20_Text"/>
      <text:p text:style-name="Preformatted_20_Text"><text:s text:c="2"/>If, pursuant to or in connection with a single transaction or</text:p>
      <text:p text:style-name="Preformatted_20_Text">arrangement, you convey, or propagate by procuring conveyance of, a</text:p>
      <text:p text:style-name="Preformatted_20_Text">covered work, and grant a patent license to some of the parties</text:p>
      <text:p text:style-name="Preformatted_20_Text">receiving the covered work authorizing them to use, propagate, modify</text:p>
      <text:p text:style-name="Preformatted_20_Text">or convey a specific copy of the covered work, then the patent license</text:p>
      <text:p text:style-name="Preformatted_20_Text">you grant is automatically extended to all recipients of the covered</text:p>
      <text:p text:style-name="Preformatted_20_Text">work and works based on it.</text:p>
      <text:p text:style-name="Preformatted_20_Text"/>
      <text:p text:style-name="Preformatted_20_Text"><text:s text:c="2"/>A patent license is "discriminatory" if it does not include within</text:p>
      <text:p text:style-name="Preformatted_20_Text">the scope of its coverage, prohibits the exercise of, or is</text:p>
      <text:p text:style-name="Preformatted_20_Text">conditioned on the non-exercise of one or more of the rights that are</text:p>
      <text:p text:style-name="Preformatted_20_Text">specifically granted under this License. <text:s/>You may not convey a covered</text:p>
      <text:p text:style-name="Preformatted_20_Text">work if you are a party to an arrangement with a third party that is</text:p>
      <text:p text:style-name="Preformatted_20_Text">in the business of distributing software, under which you make payment</text:p>
      <text:p text:style-name="Preformatted_20_Text">to the third party based on the extent of your activity of conveying</text:p>
      <text:p text:style-name="Preformatted_20_Text">the work, and under which the third party grants, to any of the</text:p>
      <text:p text:style-name="Preformatted_20_Text">parties who would receive the covered work from you, a discriminatory</text:p>
      <text:p text:style-name="Preformatted_20_Text">patent license (a) in connection with copies of the covered work</text:p>
      <text:p text:style-name="Preformatted_20_Text">conveyed by you (or copies made from those copies), or (b) primarily</text:p>
      <text:p text:style-name="Preformatted_20_Text">for and in connection with specific products or compilations that</text:p>
      <text:p text:style-name="Preformatted_20_Text">contain the covered work, unless you entered into that arrangement,</text:p>
      <text:p text:style-name="Preformatted_20_Text">or that patent license was granted, prior to 28 March 2007.</text:p>
      <text:p text:style-name="Preformatted_20_Text"/>
      <text:p text:style-name="Preformatted_20_Text"><text:s text:c="2"/>Nothing in this License shall be construed as excluding or limiting</text:p>
      <text:p text:style-name="Preformatted_20_Text">any implied license or other defenses to infringement that may</text:p>
      <text:p text:style-name="Preformatted_20_Text">otherwise be available to you under applicable patent law.</text:p>
      <text:p text:style-name="Preformatted_20_Text"/>
      <text:p text:style-name="Preformatted_20_Text"><text:s text:c="2"/>12. No Surrender of Others' Freedom.</text:p>
      <text:p text:style-name="Preformatted_20_Text"/>
      <text:p text:style-name="Preformatted_20_Text"><text:s text:c="2"/>If conditions are imposed on you (whether by court order, agreement or</text:p>
      <text:p text:style-name="Preformatted_20_Text">otherwise) that contradict the conditions of this License, they do not</text:p>
      <text:p text:style-name="Preformatted_20_Text"><text:soft-page-break/>excuse you from the conditions of this License. <text:s/>If you cannot convey a</text:p>
      <text:p text:style-name="Preformatted_20_Text">covered work so as to satisfy simultaneously your obligations under this</text:p>
      <text:p text:style-name="Preformatted_20_Text">License and any other pertinent obligations, then as a consequence you may</text:p>
      <text:p text:style-name="Preformatted_20_Text">not convey it at all. <text:s/>For example, if you agree to terms that obligate you</text:p>
      <text:p text:style-name="Preformatted_20_Text">to collect a royalty for further conveying from those to whom you convey</text:p>
      <text:p text:style-name="Preformatted_20_Text">the Program, the only way you could satisfy both those terms and this</text:p>
      <text:p text:style-name="Preformatted_20_Text">License would be to refrain entirely from conveying the Program.</text:p>
      <text:p text:style-name="Preformatted_20_Text"/>
      <text:p text:style-name="Preformatted_20_Text"><text:s text:c="2"/>13. Use with the GNU Affero General Public License.</text:p>
      <text:p text:style-name="Preformatted_20_Text"/>
      <text:p text:style-name="Preformatted_20_Text"><text:s text:c="2"/>Notwithstanding any other provision of this License, you have</text:p>
      <text:p text:style-name="Preformatted_20_Text">permission to link or combine any covered work with a work licensed</text:p>
      <text:p text:style-name="Preformatted_20_Text">under version 3 of the GNU Affero General Public License into a single</text:p>
      <text:p text:style-name="Preformatted_20_Text">combined work, and to convey the resulting work. <text:s/>The terms of this</text:p>
      <text:p text:style-name="Preformatted_20_Text">License will continue to apply to the part which is the covered work,</text:p>
      <text:p text:style-name="Preformatted_20_Text">but the special requirements of the GNU Affero General Public License,</text:p>
      <text:p text:style-name="Preformatted_20_Text">section 13, concerning interaction through a network will apply to the</text:p>
      <text:p text:style-name="Preformatted_20_Text">combination as such.</text:p>
      <text:p text:style-name="Preformatted_20_Text"/>
      <text:p text:style-name="Preformatted_20_Text"><text:s text:c="2"/>14. Revised Versions of this License.</text:p>
      <text:p text:style-name="Preformatted_20_Text"/>
      <text:p text:style-name="Preformatted_20_Text"><text:s text:c="2"/>The Free Software Foundation may publish revised and/or new versions of</text:p>
      <text:p text:style-name="Preformatted_20_Text">the GNU General Public License from time to time. <text:s/>Such new versions will</text:p>
      <text:p text:style-name="Preformatted_20_Text">be similar in spirit to the present version, but may differ in detail to</text:p>
      <text:p text:style-name="Preformatted_20_Text">address new problems or concerns.</text:p>
      <text:p text:style-name="Preformatted_20_Text"/>
      <text:p text:style-name="Preformatted_20_Text"><text:s text:c="2"/>Each version is given a distinguishing version number. <text:s/>If the</text:p>
      <text:p text:style-name="Preformatted_20_Text">Program specifies that a certain numbered version of the GNU General</text:p>
      <text:p text:style-name="Preformatted_20_Text">Public License "or any later version" applies to it, you have the</text:p>
      <text:p text:style-name="Preformatted_20_Text">option of following the terms and conditions either of that numbered</text:p>
      <text:p text:style-name="Preformatted_20_Text">version or of any later version published by the Free Software</text:p>
      <text:p text:style-name="Preformatted_20_Text">Foundation. <text:s/>If the Program does not specify a version number of the</text:p>
      <text:p text:style-name="Preformatted_20_Text">GNU General Public License, you may choose any version ever published</text:p>
      <text:p text:style-name="Preformatted_20_Text">by the Free Software Foundation.</text:p>
      <text:p text:style-name="Preformatted_20_Text"/>
      <text:p text:style-name="Preformatted_20_Text"><text:s text:c="2"/>If the Program specifies that a proxy can decide which future</text:p>
      <text:p text:style-name="Preformatted_20_Text">versions of the GNU General Public License can be used, that proxy's</text:p>
      <text:p text:style-name="Preformatted_20_Text">public statement of acceptance of a version permanently authorizes you</text:p>
      <text:p text:style-name="Preformatted_20_Text">to choose that version for the Program.</text:p>
      <text:p text:style-name="Preformatted_20_Text"/>
      <text:p text:style-name="Preformatted_20_Text"><text:s text:c="2"/>Later license versions may give you additional or different</text:p>
      <text:p text:style-name="Preformatted_20_Text">permissions. <text:s/>However, no additional obligations are imposed on any</text:p>
      <text:p text:style-name="Preformatted_20_Text">author or copyright holder as a result of your choosing to follow a</text:p>
      <text:p text:style-name="Preformatted_20_Text">later version.</text:p>
      <text:p text:style-name="Preformatted_20_Text"/>
      <text:p text:style-name="Preformatted_20_Text"><text:s text:c="2"/>15. Disclaimer of Warranty.</text:p>
      <text:p text:style-name="Preformatted_20_Text"/>
      <text:p text:style-name="Preformatted_20_Text"><text:s text:c="2"/>THERE IS NO WARRANTY FOR THE PROGRAM, TO THE EXTENT PERMITTED BY</text:p>
      <text:p text:style-name="Preformatted_20_Text">APPLICABLE LAW. <text:s/>EXCEPT WHEN OTHERWISE STATED IN WRITING THE COPYRIGHT</text:p>
      <text:p text:style-name="Preformatted_20_Text">HOLDERS AND/OR OTHER PARTIES PROVIDE THE PROGRAM "AS IS" WITHOUT WARRANTY</text:p>
      <text:p text:style-name="Preformatted_20_Text">OF ANY KIND, EITHER EXPRESSED OR IMPLIED, INCLUDING, BUT NOT LIMITED TO,</text:p>
      <text:p text:style-name="Preformatted_20_Text">THE IMPLIED WARRANTIES OF MERCHANTABILITY AND FITNESS FOR A PARTICULAR</text:p>
      <text:p text:style-name="Preformatted_20_Text">PURPOSE. <text:s/>THE ENTIRE RISK AS TO THE QUALITY AND PERFORMANCE OF THE PROGRAM</text:p>
      <text:p text:style-name="Preformatted_20_Text">IS WITH YOU. <text:s/>SHOULD THE PROGRAM PROVE DEFECTIVE, YOU ASSUME THE COST OF</text:p>
      <text:p text:style-name="Preformatted_20_Text">ALL NECESSARY SERVICING, REPAIR OR CORRECTION.</text:p>
      <text:p text:style-name="Preformatted_20_Text"/>
      <text:p text:style-name="Preformatted_20_Text"><text:s text:c="2"/>16. Limitation of Liability.</text:p>
      <text:p text:style-name="Preformatted_20_Text"/>
      <text:p text:style-name="Preformatted_20_Text"><text:s text:c="2"/>IN NO EVENT UNLESS REQUIRED BY APPLICABLE LAW OR AGREED TO IN WRITING</text:p>
      <text:p text:style-name="Preformatted_20_Text">WILL ANY COPYRIGHT HOLDER, OR ANY OTHER PARTY WHO MODIFIES AND/OR CONVEYS</text:p>
      <text:p text:style-name="Preformatted_20_Text">THE PROGRAM AS PERMITTED ABOVE, BE LIABLE TO YOU FOR DAMAGES, INCLUDING ANY</text:p>
      <text:p text:style-name="Preformatted_20_Text">GENERAL, SPECIAL, INCIDENTAL OR CONSEQUENTIAL DAMAGES ARISING OUT OF THE</text:p>
      <text:p text:style-name="Preformatted_20_Text">USE OR INABILITY TO USE THE PROGRAM (INCLUDING BUT NOT LIMITED TO LOSS OF</text:p>
      <text:p text:style-name="Preformatted_20_Text">DATA OR DATA BEING RENDERED INACCURATE OR LOSSES SUSTAINED BY YOU OR THIRD</text:p>
      <text:p text:style-name="Preformatted_20_Text"><text:soft-page-break/>PARTIES OR A FAILURE OF THE PROGRAM TO OPERATE WITH ANY OTHER PROGRAMS),</text:p>
      <text:p text:style-name="Preformatted_20_Text">EVEN IF SUCH HOLDER OR OTHER PARTY HAS BEEN ADVISED OF THE POSSIBILITY OF</text:p>
      <text:p text:style-name="Preformatted_20_Text">SUCH DAMAGES.</text:p>
      <text:p text:style-name="Preformatted_20_Text"/>
      <text:p text:style-name="Preformatted_20_Text"><text:s text:c="2"/>17. Interpretation of Sections 15 and 16.</text:p>
      <text:p text:style-name="Preformatted_20_Text"/>
      <text:p text:style-name="Preformatted_20_Text"><text:s text:c="2"/>If the disclaimer of warranty and limitation of liability provided</text:p>
      <text:p text:style-name="Preformatted_20_Text">above cannot be given local legal effect according to their terms,</text:p>
      <text:p text:style-name="Preformatted_20_Text">reviewing courts shall apply local law that most closely approximates</text:p>
      <text:p text:style-name="Preformatted_20_Text">an absolute waiver of all civil liability in connection with the</text:p>
      <text:p text:style-name="Preformatted_20_Text">Program, unless a warranty or assumption of liability accompanies a</text:p>
      <text:p text:style-name="Preformatted_20_Text">copy of the Program in return for a fee.</text:p>
      <text:p text:style-name="Preformatted_20_Text"/>
      <text:p text:style-name="Preformatted_20_Text"><text:s text:c="21"/>END OF TERMS AND CONDITIONS</text:p>
      <text:p text:style-name="Preformatted_20_Text"/>
      <text:p text:style-name="Preformatted_20_Text"><text:s text:c="12"/>How to Apply These Terms to Your New Programs</text:p>
      <text:p text:style-name="Preformatted_20_Text"/>
      <text:p text:style-name="Preformatted_20_Text"><text:s text:c="2"/>If you develop a new program, and you want it to be of the greatest</text:p>
      <text:p text:style-name="Preformatted_20_Text">possible use to the public, the best way to achieve this is to make it</text:p>
      <text:p text:style-name="Preformatted_20_Text">free software which everyone can redistribute and change under these terms.</text:p>
      <text:p text:style-name="Preformatted_20_Text"/>
      <text:p text:style-name="Preformatted_20_Text"><text:s text:c="2"/>To do so, attach the following notices to the program. <text:s/>It is safest</text:p>
      <text:p text:style-name="Preformatted_20_Text">to attach them to the start of each source file to most effectively</text:p>
      <text:p text:style-name="Preformatted_20_Text">state the exclusion of warranty; and each file should have at least</text:p>
      <text:p text:style-name="Preformatted_20_Text">the "copyright" line and a pointer to where the full notice is found.</text:p>
      <text:p text:style-name="Preformatted_20_Text"/>
      <text:p text:style-name="Preformatted_20_Text"><text:s text:c="4"/>&lt;one line to give the program's name and a brief idea of what it does.&gt;</text:p>
      <text:p text:style-name="Preformatted_20_Text"><text:s text:c="4"/>Copyright (C) &lt;year&gt; <text:s/>&lt;name of author&gt;</text:p>
      <text:p text:style-name="Preformatted_20_Text"/>
      <text:p text:style-name="Preformatted_20_Text"><text:s text:c="4"/>This program is free software: you can redistribute it and/or modify</text:p>
      <text:p text:style-name="Preformatted_20_Text"><text:s text:c="4"/>it under the terms of the GNU General Public License as published by</text:p>
      <text:p text:style-name="Preformatted_20_Text"><text:s text:c="4"/>the Free Software Foundation, either version 3 of the License, or</text:p>
      <text:p text:style-name="Preformatted_20_Text"><text:s text:c="4"/>(at your option) any later version.</text:p>
      <text:p text:style-name="Preformatted_20_Text"/>
      <text:p text:style-name="Preformatted_20_Text"><text:s text:c="4"/>This program is distributed in the hope that it will be useful,</text:p>
      <text:p text:style-name="Preformatted_20_Text"><text:s text:c="4"/>but WITHOUT ANY WARRANTY; without even the implied warranty of</text:p>
      <text:p text:style-name="Preformatted_20_Text"><text:s text:c="4"/>MERCHANTABILITY or FITNESS FOR A PARTICULAR PURPOSE. <text:s/>See the</text:p>
      <text:p text:style-name="Preformatted_20_Text"><text:s text:c="4"/>GNU General Public License for more details.</text:p>
      <text:p text:style-name="Preformatted_20_Text"/>
      <text:p text:style-name="Preformatted_20_Text"><text:s text:c="4"/>You should have received a copy of the GNU General Public License</text:p>
      <text:p text:style-name="Preformatted_20_Text"><text:s text:c="4"/>along with this program. <text:s/>If not, see &lt;http://www.gnu.org/licenses/&gt;.</text:p>
      <text:p text:style-name="Preformatted_20_Text"/>
      <text:p text:style-name="Preformatted_20_Text">Also add information on how to contact you by electronic and paper mail.</text:p>
      <text:p text:style-name="Preformatted_20_Text"/>
      <text:p text:style-name="Preformatted_20_Text"><text:s text:c="2"/>If the program does terminal interaction, make it output a short</text:p>
      <text:p text:style-name="Preformatted_20_Text">notice like this when it starts in an interactive mode:</text:p>
      <text:p text:style-name="Preformatted_20_Text"/>
      <text:p text:style-name="Preformatted_20_Text"><text:s text:c="4"/>&lt;program&gt; <text:s/>Copyright (C) &lt;year&gt; <text:s/>&lt;name of author&gt;</text:p>
      <text:p text:style-name="Preformatted_20_Text"><text:s text:c="4"/>This program comes with ABSOLUTELY NO WARRANTY; for details type `show w'.</text:p>
      <text:p text:style-name="Preformatted_20_Text"><text:s text:c="4"/>This is free software, and you are welcome to redistribute it</text:p>
      <text:p text:style-name="Preformatted_20_Text"><text:s text:c="4"/>under certain conditions; type `show c' for details.</text:p>
      <text:p text:style-name="Preformatted_20_Text"/>
      <text:p text:style-name="Preformatted_20_Text">The hypothetical commands `show w' and `show c' should show the appropriate</text:p>
      <text:p text:style-name="Preformatted_20_Text">parts of the General Public License. <text:s/>Of course, your program's commands</text:p>
      <text:p text:style-name="Preformatted_20_Text">might be different; for a GUI interface, you would use an "about box".</text:p>
      <text:p text:style-name="Preformatted_20_Text"/>
      <text:p text:style-name="Preformatted_20_Text"><text:s text:c="2"/>You should also get your employer (if you work as a programmer) or school,</text:p>
      <text:p text:style-name="Preformatted_20_Text">if any, to sign a "copyright disclaimer" for the program, if necessary.</text:p>
      <text:p text:style-name="Preformatted_20_Text">For more information on this, and how to apply and follow the GNU GPL, see</text:p>
      <text:p text:style-name="Preformatted_20_Text">&lt;http://www.gnu.org/licenses/&gt;.</text:p>
      <text:p text:style-name="Preformatted_20_Text"/>
      <text:p text:style-name="Preformatted_20_Text"><text:s text:c="2"/>The GNU General Public License does not permit incorporating your program</text:p>
      <text:p text:style-name="Preformatted_20_Text">into proprietary programs. <text:s/>If your program is a subroutine library, you</text:p>
      <text:p text:style-name="Preformatted_20_Text">may consider it more useful to permit linking proprietary applications with</text:p>
      <text:p text:style-name="Preformatted_20_Text"><text:soft-page-break/>the library. <text:s/>If this is what you want to do, use the GNU Lesser General</text:p>
      <text:p text:style-name="Preformatted_20_Text">Public License instead of this License. <text:s/>But first, please read</text:p>
      <text:p text:style-name="Preformatted_20_Text">&lt;http://www.gnu.org/philosophy/why-not-lgpl.html&gt;.</text:p>
      <text:h text:style-name="Heading_20_1" text:outline-level="1">Appendix III: The GNU Free Documentation License</text:h>
      <text:p text:style-name="Preformatted_20_Text"><text:s text:c="16"/>GNU Free Documentation License</text:p>
      <text:p text:style-name="Preformatted_20_Text"><text:s text:c="18"/>Version 1.2, November 2002</text:p>
      <text:p text:style-name="Preformatted_20_Text"/>
      <text:p text:style-name="Preformatted_20_Text"/>
      <text:p text:style-name="Preformatted_20_Text"><text:s/>Copyright (C) 2000,2001,2002 <text:s/>Free Software Foundation, Inc.</text:p>
      <text:p text:style-name="Preformatted_20_Text"><text:s text:c="5"/>51 Franklin St, Fifth Floor, Boston, MA <text:s/>02110-1301 <text:s/>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 subject</text:p>
      <text:p text:style-name="Preformatted_20_Text">(or to related matters) and contains nothing that could fall directly</text:p>
      <text:p text:style-name="Preformatted_20_Text">within that overall subject. <text:s/>(Thus, if the Document is in part a</text:p>
      <text:p text:style-name="Preformatted_20_Text">textbook of mathematics, a Secondary Section may not explain any</text:p>
      <text:p text:style-name="Preformatted_20_Text">mathematics.) <text:s/>The relationship could be a matter of historical</text:p>
      <text:p text:style-name="Preformatted_20_Text">connection with the subject or with related matters, or of legal,</text:p>
      <text:p text:style-name="Preformatted_20_Text"><text:soft-page-break/>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
      <text:p text:style-name="Preformatted_20_Text">2. VERBATIM COPYING</text:p>
      <text:p text:style-name="Preformatted_20_Text"><text:soft-page-break/></text:p>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 other</text:p>
      <text:p text:style-name="Preformatted_20_Text">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 give</text:p>
      <text:p text:style-name="Preformatted_20_Text">them a chance to provide you with an updated version of the 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oft-page-break/><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text:soft-page-break/>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 documents</text:p>
      <text:p text:style-name="Preformatted_20_Text">released under this License, and replace the individual copies of this</text:p>
      <text:p text:style-name="Preformatted_20_Text">License in the various documents with a single copy that is included in</text:p>
      <text:p text:style-name="Preformatted_20_Text">the collection, provided that you follow the rules of this License for</text:p>
      <text:p text:style-name="Preformatted_20_Text">verbatim copying of each of the documents in all other respects.</text:p>
      <text:p text:style-name="Preformatted_20_Text"/>
      <text:p text:style-name="Preformatted_20_Text">You may extract a single document from such a collection, and distribute</text:p>
      <text:p text:style-name="Preformatted_20_Text">it individually under this License, provided you insert a copy of this</text:p>
      <text:p text:style-name="Preformatted_20_Text">License into the extracted document, and follow this License in all</text:p>
      <text:p text:style-name="Preformatted_20_Text">other respects regarding verbatim copying of that 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text:soft-page-break/>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 except</text:p>
      <text:p text:style-name="Preformatted_20_Text">as expressly provided for under this License. <text:s/>Any other attempt to</text:p>
      <text:p text:style-name="Preformatted_20_Text">copy, modify, sublicense or distribute the Document is void, and will</text:p>
      <text:p text:style-name="Preformatted_20_Text">automatically terminate your rights under this License. <text:s/>However,</text:p>
      <text:p text:style-name="Preformatted_20_Text">parties who have received copies, or rights, from you under this</text:p>
      <text:p text:style-name="Preformatted_20_Text">License will not have their licenses terminated so long as such</text:p>
      <text:p text:style-name="Preformatted_20_Text">parties remain in full compliance.</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text:p>
      <text:p text:style-name="Preformatted_20_Text">of the GNU Free Documentation License from time to time. <text:s/>Such new</text:p>
      <text:p text:style-name="Preformatted_20_Text">versions will be similar in spirit to the present version, but may</text:p>
      <text:p text:style-name="Preformatted_20_Text">differ in 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10">as a draft) by the Free Software Foundati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1" svg:font-family="'Courier New'" style:font-family-generic="modern" style:font-pitch="fixed"/>
    <style:font-face style:name="Courier New" svg:font-family="'Courier New'" style:font-adornments="Standard"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39.3701in" style:writing-mode="lr-tb"/>
      <style:text-properties style:use-window-font-color="true" style:font-name="Times New Roman" fo:font-size="12pt" fo:language="de" fo:country="DE"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Sourcecode" style:family="paragraph" style:parent-style-name="Text_20_body_20_indent" style:class="text" style:master-page-name="">
      <style:paragraph-properties fo:margin-left="0.5902in" fo:margin-right="0in" fo:margin-top="0.1575in" fo:margin-bottom="0.0827in" fo:text-indent="0in" style:auto-text-indent="false" style:page-number="auto" fo:background-color="transparent" style:shadow="none">
        <style:tab-stops/>
        <style:background-image/>
      </style:paragraph-properties>
      <style:text-properties style:font-name="Courier New" fo:font-size="10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initial-creator>Christoph Rupp</meta:initial-creator>
    <meta:creation-date>2007-03-27T20:03:29</meta:creation-date>
    <dc:date>2008-01-27T16:22:44</dc:date>
    <meta:editing-cycles>61</meta:editing-cycles>
    <meta:editing-duration>PT5H58M13S</meta:editing-duration>
    <meta:user-defined meta:name="Info 1"/>
    <meta:user-defined meta:name="Info 2"/>
    <meta:user-defined meta:name="Info 3"/>
    <meta:user-defined meta:name="Info 4"/>
    <meta:document-statistic meta:table-count="0" meta:image-count="0" meta:object-count="0" meta:page-count="42" meta:paragraph-count="1461" meta:word-count="18957" meta:character-count="112962"/>
  </office:meta>
</office:document-meta>
</file>